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8cm" fo:margin-left="-0.002cm" fo:margin-top="0cm" fo:margin-bottom="0cm" table:align="left" style:writing-mode="lr-tb"/>
    </style:style>
    <style:style style:name="Table1.A" style:family="table-column">
      <style:table-column-properties style:column-width="3.387cm"/>
    </style:style>
    <style:style style:name="Table1.B" style:family="table-column">
      <style:table-column-properties style:column-width="4.353cm"/>
    </style:style>
    <style:style style:name="Table1.C" style:family="table-column">
      <style:table-column-properties style:column-width="10.261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Содержимое_20_таблицы">
      <style:paragraph-properties fo:line-height="150%"/>
    </style:style>
    <style:style style:name="P2" style:family="paragraph" style:parent-style-name="Содержимое_20_таблицы">
      <style:paragraph-properties fo:line-height="150%"/>
      <style:text-properties style:font-name="Times New Roman" fo:font-size="14pt" fo:language="uk" fo:country="UA" fo:font-weight="bold" style:font-size-asian="14pt" style:font-weight-asian="bold" style:font-size-complex="14pt" style:font-weight-complex="bold"/>
    </style:style>
    <style:style style:name="P3" style:family="paragraph" style:parent-style-name="Содержимое_20_таблицы">
      <style:paragraph-properties fo:line-height="150%"/>
      <style:text-properties style:font-name="Times New Roman" fo:font-size="14pt" fo:language="uk" fo:country="UA" style:font-size-asian="14pt" style:font-size-complex="14pt"/>
    </style:style>
    <style:style style:name="P4" style:family="paragraph" style:parent-style-name="Содержимое_20_таблицы">
      <style:paragraph-properties fo:line-height="150%"/>
      <style:text-properties fo:font-size="14pt" fo:language="uk" fo:country="UA" style:font-size-asian="14pt" style:font-size-complex="14pt"/>
    </style:style>
    <style:style style:name="P5" style:family="paragraph" style:parent-style-name="Содержимое_20_таблицы" style:list-style-name="WWNum5">
      <style:paragraph-properties fo:margin-left="0.801cm" fo:margin-right="0cm" fo:line-height="150%" fo:text-indent="-0.6cm" style:auto-text-indent="false"/>
    </style:style>
    <style:style style:name="P6" style:family="paragraph" style:parent-style-name="Содержимое_20_таблицы">
      <style:paragraph-properties fo:margin-left="0.801cm" fo:margin-right="0cm" fo:line-height="150%" fo:text-indent="-0.6cm" style:auto-text-indent="false"/>
      <style:text-properties style:font-name="Times New Roman" fo:font-size="14pt" fo:language="uk" fo:country="UA" style:font-size-asian="14pt" style:font-size-complex="14pt"/>
    </style:style>
    <style:style style:name="P7" style:family="paragraph" style:parent-style-name="Содержимое_20_таблицы" style:list-style-name="">
      <style:paragraph-properties fo:margin-left="1.471cm" fo:margin-right="0cm" fo:line-height="150%" fo:text-indent="0cm" style:auto-text-indent="false"/>
      <style:text-properties fo:font-size="14pt" fo:language="uk" fo:country="UA" style:font-size-asian="14pt" style:font-size-complex="14pt"/>
    </style:style>
    <style:style style:name="P8" style:family="paragraph" style:parent-style-name="Footer">
      <style:paragraph-properties fo:text-align="end" style:justify-single-word="false"/>
    </style:style>
    <style:style style:name="P9" style:family="paragraph" style:parent-style-name="Standard">
      <style:paragraph-properties fo:line-height="150%"/>
      <style:text-properties style:font-name="Times New Roman" fo:font-size="14pt" fo:language="uk" fo:country="UA" style:font-size-asian="14pt" style:font-size-complex="14pt"/>
    </style:style>
    <style:style style:name="P10" style:family="paragraph" style:parent-style-name="Standard">
      <style:text-properties fo:language="uk" fo:country="UA"/>
    </style:style>
    <style:style style:name="P11" style:family="paragraph" style:parent-style-name="Standard">
      <style:paragraph-properties fo:line-height="150%"/>
    </style:style>
    <style:style style:name="P12" style:family="paragraph" style:parent-style-name="Standard" style:list-style-name="WWNum1">
      <style:paragraph-properties fo:line-height="150%" fo:text-align="justify" style:justify-single-word="false"/>
    </style:style>
    <style:style style:name="P13" style:family="paragraph" style:parent-style-name="Standard" style:list-style-name="WWNum3">
      <style:paragraph-properties fo:line-height="150%" fo:text-align="justify" style:justify-single-word="false"/>
    </style:style>
    <style:style style:name="P14" style:family="paragraph" style:parent-style-name="Standard" style:list-style-name="WWNum4">
      <style:paragraph-properties fo:line-height="150%" fo:text-align="justify" style:justify-single-word="false"/>
    </style:style>
    <style:style style:name="P15" style:family="paragraph" style:parent-style-name="Standard">
      <style:paragraph-properties fo:line-height="100%" fo:text-align="center" style:justify-single-word="false" style:writing-mode="lr-tb"/>
    </style:style>
    <style:style style:name="P16" style:family="paragraph" style:parent-style-name="Standard">
      <style:paragraph-properties fo:line-height="100%" fo:text-align="start" style:justify-single-word="false" style:writing-mode="lr-tb"/>
    </style:style>
    <style:style style:name="P17" style:family="paragraph" style:parent-style-name="Standard">
      <style:paragraph-properties fo:line-height="100%" fo:text-align="center" style:justify-single-word="false" style:writing-mode="lr-tb"/>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00%" fo:text-align="start" style:justify-single-word="false" style:writing-mode="lr-tb"/>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line-height="150%" fo:text-align="justify" style:justify-single-word="false" style:writing-mode="lr-tb"/>
    </style:style>
    <style:style style:name="P20" style:family="paragraph" style:parent-style-name="Standard" style:list-style-name="WWNum10">
      <style:paragraph-properties fo:line-height="150%" fo:text-align="justify" style:justify-single-word="false" style:writing-mode="lr-tb"/>
    </style:style>
    <style:style style:name="P21" style:family="paragraph" style:parent-style-name="Standard">
      <style:paragraph-properties fo:margin-left="0cm" fo:margin-right="0cm" fo:line-height="100%" fo:text-align="center" style:justify-single-word="false" fo:text-indent="0cm" style:auto-text-indent="false" style:writing-mode="lr-tb"/>
    </style:style>
    <style:style style:name="P22" style:family="paragraph" style:parent-style-name="Standard">
      <style:paragraph-properties fo:margin-left="0cm" fo:margin-right="0cm" fo:line-height="100%" fo:text-align="center" style:justify-single-word="false" fo:text-indent="0cm" style:auto-text-indent="false" style:writing-mode="lr-tb"/>
      <style:text-properties fo:color="#000000" style:text-outline="false" style:font-name="Times New Roman" fo:font-size="14pt" fo:letter-spacing="normal" fo:language="uk" fo:country="UA"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writing-mode="lr-tb"/>
    </style:style>
    <style:style style:name="P24" style:family="paragraph" style:parent-style-name="Standard">
      <style:paragraph-properties fo:margin-left="0cm" fo:margin-right="0cm" fo:line-height="150%" fo:text-align="end" style:justify-single-word="false" fo:text-indent="0cm" style:auto-text-indent="false"/>
      <style:text-properties fo:color="#000000" style:text-outline="false" style:font-name="Times New Roman" fo:font-size="14pt" fo:letter-spacing="normal" fo:language="zxx" fo:country="none" fo:font-weight="normal" style:font-size-asian="14pt" style:language-asian="zxx" style:country-asian="none" style:font-weight-asian="normal" style:font-size-complex="14pt" style:language-complex="zxx" style:country-complex="none"/>
    </style:style>
    <style:style style:name="P25" style:family="paragraph" style:parent-style-name="Standard">
      <style:paragraph-properties fo:margin-left="0cm" fo:margin-right="0cm" fo:line-height="150%" fo:text-align="center" style:justify-single-word="false" fo:text-indent="0cm" style:auto-text-indent="false"/>
      <style:text-properties fo:color="#000000" style:text-outline="false" style:font-name="Times New Roman" fo:font-size="14pt" fo:letter-spacing="normal" fo:language="zxx" fo:country="none" fo:font-weight="normal" style:font-size-asian="14pt" style:language-asian="zxx" style:country-asian="none" style:font-weight-asian="normal" style:font-size-complex="14pt" style:language-complex="zxx" style:country-complex="none"/>
    </style:style>
    <style:style style:name="P26" style:family="paragraph" style:parent-style-name="Standard">
      <style:paragraph-properties fo:margin-left="0cm" fo:margin-right="0cm" fo:line-height="150%" fo:text-align="start" style:justify-single-word="false" fo:text-indent="0cm" style:auto-text-indent="false"/>
      <style:text-properties fo:color="#000000" style:text-outline="false" style:font-name="Times New Roman" fo:font-size="14pt" fo:letter-spacing="normal" fo:language="zxx" fo:country="none" fo:font-weight="normal" style:font-size-asian="14pt" style:language-asian="zxx" style:country-asian="none" style:font-weight-asian="normal" style:font-size-complex="14pt" style:language-complex="zxx" style:country-complex="none"/>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style:text-outline="false" style:font-name="Times New Roman" fo:font-size="14pt" fo:letter-spacing="normal" fo:language="zxx" fo:country="none" fo:font-weight="normal" style:font-size-asian="14pt" style:language-asian="zxx" style:country-asian="none" style:font-weight-asian="normal" style:font-size-complex="14pt" style:language-complex="zxx" style:country-complex="none"/>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style:text-outline="false" style:font-name="Times New Roman" fo:font-size="14pt" fo:letter-spacing="normal" fo:language="uk" fo:country="UA" fo:font-weight="normal" style:font-size-asian="14pt" style:language-asian="zxx" style:country-asian="none" style:font-weight-asian="normal" style:font-size-complex="14pt" style:language-complex="zxx" style:country-complex="none"/>
    </style:style>
    <style:style style:name="P29" style:family="paragraph" style:parent-style-name="Standard">
      <style:paragraph-properties fo:margin-left="0cm" fo:margin-right="0cm" fo:line-height="150%" fo:text-indent="0cm" style:auto-text-indent="false"/>
    </style:style>
    <style:style style:name="P30" style:family="paragraph" style:parent-style-name="Standard">
      <style:paragraph-properties fo:margin-left="0cm" fo:margin-right="0cm" fo:line-height="150%" fo:text-align="justify" style:justify-single-word="false" fo:text-indent="0cm" style:auto-text-indent="false"/>
    </style:style>
    <style:style style:name="P31" style:family="paragraph" style:parent-style-name="Standard">
      <style:paragraph-properties fo:margin-left="0cm" fo:margin-right="0cm" fo:line-height="150%" fo:text-align="start" style:justify-single-word="false" fo:text-indent="0cm" style:auto-text-indent="false"/>
    </style:style>
    <style:style style:name="P32" style:family="paragraph" style:parent-style-name="Standard">
      <style:paragraph-properties fo:margin-left="0cm" fo:margin-right="0cm" fo:line-height="150%" fo:text-align="center" style:justify-single-word="false" fo:text-indent="0cm" style:auto-text-indent="false"/>
    </style:style>
    <style:style style:name="P33" style:family="paragraph" style:parent-style-name="Standard">
      <style:paragraph-properties fo:margin-left="0cm" fo:margin-right="0cm" fo:line-height="150%" fo:text-indent="0cm" style:auto-text-indent="false"/>
      <style:text-properties style:font-name="Times New Roman" fo:font-size="14pt" style:font-size-asian="14pt" style:font-size-complex="14pt"/>
    </style:style>
    <style:style style:name="P34" style:family="paragraph" style:parent-style-name="Standard">
      <style:paragraph-properties fo:margin-left="0cm" fo:margin-right="0cm" fo:line-height="150%" fo:text-indent="0cm" style:auto-text-indent="false"/>
      <style:text-properties style:font-name="Times New Roman" fo:font-size="14pt" fo:language="uk" fo:country="UA" style:font-size-asian="14pt" style:font-size-complex="14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uk" fo:country="UA" style:font-size-asian="14pt" style:font-size-complex="14pt"/>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uk" fo:country="UA" style:font-size-asian="14pt" style:font-size-complex="14pt"/>
    </style:style>
    <style:style style:name="P37" style:family="paragraph" style:parent-style-name="Standard">
      <style:paragraph-properties fo:margin-left="0cm" fo:margin-right="0cm" fo:line-height="150%" fo:text-align="justify" style:justify-single-word="false" fo:text-indent="0cm" style:auto-text-indent="false"/>
      <style:text-properties fo:language="uk" fo:country="UA" style:language-asian="zxx" style:country-asian="none" style:language-complex="zxx" style:country-complex="none"/>
    </style:style>
    <style:style style:name="P38" style:family="paragraph" style:parent-style-name="Standard">
      <style:paragraph-properties fo:margin-left="0cm" fo:margin-right="0cm" fo:line-height="150%" fo:text-indent="0cm" style:auto-text-indent="false"/>
      <style:text-properties officeooo:rsid="00052c10" officeooo:paragraph-rsid="00052c10"/>
    </style:style>
    <style:style style:name="P39" style:family="paragraph" style:parent-style-name="Standard">
      <style:paragraph-properties fo:margin-left="0cm" fo:margin-right="0cm" fo:line-height="150%" fo:text-align="center" style:justify-single-word="false" fo:text-indent="0cm" style:auto-text-indent="false" fo:break-before="page"/>
    </style:style>
    <style:style style:name="P40" style:family="paragraph" style:parent-style-name="Standard">
      <style:paragraph-properties fo:margin-left="0cm" fo:margin-right="0cm" fo:line-height="150%" fo:text-align="justify" style:justify-single-word="false" fo:text-indent="0cm" style:auto-text-indent="false" fo:break-before="page"/>
    </style:style>
    <style:style style:name="P4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font-size="14pt" fo:language="uk" fo:country="UA" style:font-size-asian="14pt" style:font-size-complex="14pt"/>
    </style:style>
    <style:style style:name="P42" style:family="paragraph" style:parent-style-name="Standard">
      <style:paragraph-properties fo:margin-left="0cm" fo:margin-right="0cm" fo:line-height="150%" fo:text-align="justify" style:justify-single-word="false" fo:text-indent="0cm" style:auto-text-indent="false" fo:break-before="page"/>
      <style:text-properties fo:language="uk" fo:country="UA"/>
    </style:style>
    <style:style style:name="P43" style:family="paragraph" style:parent-style-name="Standard" style:master-page-name="Standard">
      <style:paragraph-properties fo:margin-left="0cm" fo:margin-right="0cm" fo:line-height="100%" fo:text-align="center" style:justify-single-word="false" fo:text-indent="0cm" style:auto-text-indent="false" style:page-number="auto" style:writing-mode="lr-tb"/>
    </style:style>
    <style:style style:name="P44" style:family="paragraph" style:parent-style-name="Standard">
      <style:paragraph-properties fo:margin-left="8.89cm" fo:margin-right="0cm" fo:line-height="100%" fo:text-align="start" style:justify-single-word="false" fo:text-indent="0cm" style:auto-text-indent="false" style:writing-mode="lr-tb"/>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8.89cm" fo:margin-right="0cm" fo:line-height="100%" fo:text-align="start" style:justify-single-word="false" fo:text-indent="0cm" style:auto-text-indent="false" style:writing-mode="lr-tb"/>
    </style:style>
    <style:style style:name="P46" style:family="paragraph" style:parent-style-name="Standard" style:list-style-name="WWNum2">
      <style:paragraph-properties fo:margin-left="1.3cm" fo:margin-right="0cm" fo:line-height="150%" fo:text-align="justify" style:justify-single-word="false" fo:text-indent="-0.6cm" style:auto-text-indent="false">
        <style:tab-stops>
          <style:tab-stop style:position="1.293cm"/>
        </style:tab-stops>
      </style:paragraph-properties>
    </style:style>
    <style:style style:name="P47" style:family="paragraph" style:parent-style-name="Standard" style:list-style-name="">
      <style:paragraph-properties fo:margin-left="1.27cm" fo:margin-right="0cm" fo:line-height="150%" fo:text-align="justify" style:justify-single-word="false" fo:text-indent="0cm" style:auto-text-indent="false" fo:break-before="page"/>
      <style:text-properties fo:color="#000000" style:text-outline="false" style:font-name="Times New Roman" fo:font-size="14pt" fo:letter-spacing="normal" fo:language="uk" fo:country="UA" fo:font-weight="normal" style:font-size-asian="14pt" style:language-asian="zxx" style:country-asian="none" style:font-weight-asian="normal" style:font-size-complex="14pt" style:language-complex="zxx" style:country-complex="none"/>
    </style:style>
    <style:style style:name="P48" style:family="paragraph" style:parent-style-name="Standard" style:list-style-name="WWNum4">
      <style:paragraph-properties fo:line-height="150%" fo:text-align="justify" style:justify-single-word="false" fo:break-before="page"/>
    </style:style>
    <style:style style:name="P49" style:family="paragraph" style:parent-style-name="Standard" style:list-style-name="WWNum5">
      <style:paragraph-properties fo:margin-left="0.801cm" fo:margin-right="0cm" fo:line-height="150%" fo:text-indent="-0.6cm" style:auto-text-indent="false"/>
    </style:style>
    <style:style style:name="P50" style:family="paragraph" style:parent-style-name="Standard" style:list-style-name="WWNum8">
      <style:paragraph-properties fo:margin-left="0.801cm" fo:margin-right="0cm" fo:line-height="150%" fo:text-align="justify" style:justify-single-word="false" fo:text-indent="-0.6cm" style:auto-text-indent="false">
        <style:tab-stops>
          <style:tab-stop style:position="0.801cm"/>
        </style:tab-stops>
      </style:paragraph-properties>
    </style:style>
    <style:style style:name="P51" style:family="paragraph" style:parent-style-name="Standard" style:list-style-name="">
      <style:paragraph-properties fo:margin-left="0.801cm" fo:margin-right="0cm" fo:line-height="150%" fo:text-align="justify" style:justify-single-word="false" fo:orphans="2" fo:widows="2" fo:text-indent="-0.6cm" style:auto-text-indent="false" style:punctuation-wrap="hanging">
        <style:tab-stops>
          <style:tab-stop style:position="0.801cm"/>
        </style:tab-stops>
      </style:paragraph-properties>
    </style:style>
    <style:style style:name="P52" style:family="paragraph" style:parent-style-name="Standard" style:list-style-name="WWNum8">
      <style:paragraph-properties fo:margin-left="0.801cm" fo:margin-right="0cm" fo:line-height="150%" fo:text-align="justify" style:justify-single-word="false" fo:text-indent="-0.6cm" style:auto-text-indent="false" fo:break-before="page">
        <style:tab-stops>
          <style:tab-stop style:position="0.801cm"/>
        </style:tab-stops>
      </style:paragraph-properties>
    </style:style>
    <style:style style:name="P53" style:family="paragraph" style:parent-style-name="Standard" style:list-style-name="">
      <style:paragraph-properties fo:margin-left="0.801cm" fo:margin-right="0cm" fo:line-height="150%" fo:text-align="justify" style:justify-single-word="false" fo:orphans="2" fo:widows="2" fo:text-indent="-0.6cm" style:auto-text-indent="false" fo:break-before="page" style:punctuation-wrap="hanging">
        <style:tab-stops>
          <style:tab-stop style:position="0.801cm"/>
        </style:tab-stops>
      </style:paragraph-properties>
    </style:style>
    <style:style style:name="P54" style:family="paragraph" style:parent-style-name="Standard" style:list-style-name="">
      <style:paragraph-properties fo:margin-left="1.27cm" fo:margin-right="0cm" fo:line-height="150%" fo:text-indent="0cm" style:auto-text-indent="false"/>
      <style:text-properties style:font-name="Times New Roman" fo:font-size="14pt" fo:language="uk" fo:country="UA" style:font-size-asian="14pt" style:font-size-complex="14pt"/>
    </style:style>
    <style:style style:name="P55" style:family="paragraph" style:parent-style-name="Standard" style:list-style-name="WWNum5">
      <style:paragraph-properties fo:margin-left="0.801cm" fo:margin-right="0cm" fo:line-height="150%" fo:text-indent="-0.4cm" style:auto-text-indent="false"/>
    </style:style>
    <style:style style:name="P56" style:family="paragraph" style:parent-style-name="Standard">
      <style:paragraph-properties fo:margin-left="0.801cm" fo:margin-right="0cm" fo:line-height="150%" fo:text-indent="-0.4cm" style:auto-text-indent="false"/>
      <style:text-properties style:font-name="Times New Roman" fo:font-size="14pt" fo:language="uk" fo:country="UA" style:font-size-asian="14pt" style:font-size-complex="14pt"/>
    </style:style>
    <style:style style:name="P57" style:family="paragraph" style:parent-style-name="Standard" style:list-style-name="">
      <style:paragraph-properties fo:margin-left="1.67cm" fo:margin-right="0cm" fo:line-height="150%" fo:text-indent="0cm" style:auto-text-indent="false"/>
      <style:text-properties style:font-name="Times New Roman" fo:font-size="14pt" fo:language="uk" fo:country="UA" style:font-size-asian="14pt" style:font-size-complex="14pt"/>
    </style:style>
    <style:style style:name="P58" style:family="paragraph" style:parent-style-name="Standard" style:list-style-name="WWNum6">
      <style:paragraph-properties fo:margin-left="1.199cm" fo:margin-right="0cm" fo:line-height="150%" fo:text-align="justify" style:justify-single-word="false" fo:text-indent="-0.7cm" style:auto-text-indent="false">
        <style:tab-stops>
          <style:tab-stop style:position="2.101cm"/>
        </style:tab-stops>
      </style:paragraph-properties>
    </style:style>
    <style:style style:name="P59" style:family="paragraph" style:parent-style-name="Standard" style:list-style-name="WWNum11">
      <style:paragraph-properties fo:margin-left="1.199cm" fo:margin-right="0cm" fo:line-height="150%" fo:text-align="justify" style:justify-single-word="false" fo:text-indent="-0.7cm" style:auto-text-indent="false">
        <style:tab-stops>
          <style:tab-stop style:position="2.101cm"/>
        </style:tab-stops>
      </style:paragraph-properties>
    </style:style>
    <style:style style:name="P60" style:family="paragraph" style:parent-style-name="Standard" style:list-style-name="">
      <style:paragraph-properties fo:margin-left="1.769cm" fo:margin-right="0cm" fo:line-height="150%" fo:text-align="justify" style:justify-single-word="false" fo:text-indent="0cm" style:auto-text-indent="false">
        <style:tab-stops>
          <style:tab-stop style:position="2.101cm"/>
        </style:tab-stops>
      </style:paragraph-properties>
    </style:style>
    <style:style style:name="P61" style:family="paragraph" style:parent-style-name="Standard" style:list-style-name="WWNum7">
      <style:paragraph-properties fo:margin-left="1.199cm" fo:margin-right="0cm" fo:line-height="150%" fo:text-align="justify" style:justify-single-word="false" fo:text-indent="-0.801cm" style:auto-text-indent="false">
        <style:tab-stops>
          <style:tab-stop style:position="2cm"/>
        </style:tab-stops>
      </style:paragraph-properties>
    </style:style>
    <style:style style:name="P62" style:family="paragraph" style:parent-style-name="Standard" style:list-style-name="WWNum8">
      <style:paragraph-properties fo:margin-left="1.199cm" fo:margin-right="0cm" fo:line-height="150%" fo:text-align="justify" style:justify-single-word="false" fo:text-indent="-0.801cm" style:auto-text-indent="false"/>
    </style:style>
    <style:style style:name="P63" style:family="paragraph" style:parent-style-name="Standard" style:list-style-name="WWNum8">
      <style:paragraph-properties fo:margin-left="0cm" fo:margin-right="0cm" fo:line-height="150%" fo:text-align="justify" style:justify-single-word="false" fo:text-indent="0.4cm" style:auto-text-indent="false"/>
    </style:style>
    <style:style style:name="P64" style:family="paragraph" style:parent-style-name="Standard">
      <style:paragraph-properties fo:margin-left="0cm" fo:margin-right="0cm" fo:line-height="150%" fo:text-align="justify" style:justify-single-word="false" fo:text-indent="1.199cm" style:auto-text-indent="false"/>
    </style:style>
    <style:style style:name="P65" style:family="paragraph" style:parent-style-name="Standard" style:list-style-name="WWNum9">
      <style:paragraph-properties fo:margin-left="1.3cm" fo:margin-right="0cm" fo:line-height="150%" fo:text-align="justify" style:justify-single-word="false" fo:text-indent="-1cm" style:auto-text-indent="false">
        <style:tab-stops>
          <style:tab-stop style:position="1.3cm"/>
        </style:tab-stops>
      </style:paragraph-properties>
    </style:style>
    <style:style style:name="P66" style:family="paragraph" style:parent-style-name="Standard" style:list-style-name="WWNum9">
      <style:paragraph-properties fo:margin-left="1.3cm" fo:margin-right="0cm" fo:line-height="150%" fo:text-indent="-1cm" style:auto-text-indent="false">
        <style:tab-stops>
          <style:tab-stop style:position="1.3cm"/>
        </style:tab-stops>
      </style:paragraph-properties>
    </style:style>
    <style:style style:name="P67" style:family="paragraph" style:parent-style-name="Text_20_body">
      <style:paragraph-properties fo:margin-left="0cm" fo:margin-right="0cm" fo:line-height="150%" fo:text-indent="0cm" style:auto-text-indent="false"/>
      <style:text-properties style:font-name="Times New Roman" fo:font-size="14pt" style:font-size-asian="14pt" style:font-size-complex="14pt"/>
    </style:style>
    <style:style style:name="P68"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style:font-size-asian="14pt" style:font-size-complex="14pt"/>
    </style:style>
    <style:style style:name="P69" style:family="paragraph" style:parent-style-name="Preformatted_20_Text">
      <style:paragraph-properties fo:margin-left="0cm" fo:margin-right="0cm" fo:line-height="150%" fo:text-align="justify" style:justify-single-word="false" fo:text-indent="0cm" style:auto-text-indent="false"/>
      <style:text-properties style:font-name="Times New Roman" fo:font-size="14pt" officeooo:rsid="0011696f" officeooo:paragraph-rsid="00052c10" style:font-size-asian="14pt" style:font-size-complex="14pt"/>
    </style:style>
    <style:style style:name="P70" style:family="paragraph" style:parent-style-name="Preformatted_20_Text">
      <style:paragraph-properties fo:margin-left="0cm" fo:margin-right="0cm" fo:line-height="150%" fo:text-indent="0cm" style:auto-text-indent="false"/>
      <style:text-properties style:font-name="Times New Roman" fo:font-size="14pt" officeooo:rsid="00031b88" officeooo:paragraph-rsid="00052c10" style:font-size-asian="14pt" style:font-size-complex="14pt"/>
    </style:style>
    <style:style style:name="P71" style:family="paragraph" style:parent-style-name="Preformatted_20_Text">
      <style:text-properties officeooo:rsid="0011696f" officeooo:paragraph-rsid="00052c10"/>
    </style:style>
    <style:style style:name="P72" style:family="paragraph" style:parent-style-name="Preformatted_20_Text">
      <style:text-properties officeooo:rsid="00031b88" officeooo:paragraph-rsid="00052c10"/>
    </style:style>
    <style:style style:name="T1" style:family="text">
      <style:text-properties fo:color="#000000" style:text-outline="false" style:font-name="Times New Roman" fo:font-size="14pt" fo:letter-spacing="normal" fo:language="uk" fo:country="UA"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 style:family="text">
      <style:text-properties fo:color="#000000" style:text-outline="false" style:font-name="Times New Roman" fo:font-size="14pt" fo:letter-spacing="normal" fo:language="uk" fo:country="UA" fo:font-style="normal" fo:font-weight="bold" style:font-size-asian="14pt" style:font-style-asian="normal" style:font-weight-asian="bold" style:font-size-complex="14pt" style:font-weight-complex="bold"/>
    </style:style>
    <style:style style:name="T3" style:family="text">
      <style:text-properties fo:color="#000000" style:text-outline="false" style:font-name="Times New Roman" fo:font-size="14pt" fo:letter-spacing="normal" fo:language="uk" fo:country="UA" fo:font-style="normal" fo:font-weight="normal" style:font-size-asian="14pt" style:font-style-asian="normal" style:font-weight-asian="normal" style:font-size-complex="14pt"/>
    </style:style>
    <style:style style:name="T4" style:family="text">
      <style:text-properties fo:color="#000000" style:text-outline="false" style:font-name="Times New Roman" fo:font-size="14pt" fo:letter-spacing="normal" fo:language="uk" fo:country="UA" fo:font-style="normal" fo:font-weight="normal" style:font-size-asian="14pt" style:font-style-asian="normal" style:font-weight-asian="normal" style:font-size-complex="14pt" style:font-weight-complex="bold"/>
    </style:style>
    <style:style style:name="T5" style:family="text">
      <style:text-properties fo:color="#000000" style:text-outline="false" style:font-name="Times New Roman" fo:font-size="14pt" fo:letter-spacing="normal" fo:language="uk" fo:country="UA" fo:font-weight="normal" style:font-size-asian="14pt" style:language-asian="zxx" style:country-asian="none" style:font-weight-asian="normal" style:font-size-complex="14pt" style:language-complex="zxx" style:country-complex="none"/>
    </style:style>
    <style:style style:name="T6" style:family="text">
      <style:text-properties fo:color="#000000" style:text-outline="false" style:font-name="Times New Roman" fo:font-size="14pt" fo:letter-spacing="normal" fo:language="uk" fo:country="UA" fo:font-weight="normal" style:font-size-asian="14pt" style:language-asian="zxx" style:country-asian="none" style:font-weight-asian="normal" style:font-size-complex="14pt" style:language-complex="zxx" style:country-complex="none" style:font-weight-complex="normal"/>
    </style:style>
    <style:style style:name="T7" style:family="text">
      <style:text-properties fo:color="#000000" style:text-outline="false" style:font-name="Times New Roman" fo:font-size="14pt" fo:letter-spacing="normal" fo:language="uk" fo:country="UA" fo:font-weight="normal" style:font-size-asian="14pt" style:language-asian="zxx" style:country-asian="none" style:font-weight-asian="normal" style:font-size-complex="14pt" style:language-complex="zxx" style:country-complex="none" style:font-weight-complex="bold"/>
    </style:style>
    <style:style style:name="T8" style:family="text">
      <style:text-properties fo:color="#000000" style:text-outline="false" style:font-name="Times New Roman" fo:font-size="14pt" fo:letter-spacing="normal" fo:language="uk" fo:country="UA" fo:font-weight="normal" officeooo:rsid="00043ec2" style:font-size-asian="14pt" style:language-asian="zxx" style:country-asian="none" style:font-weight-asian="normal" style:font-size-complex="14pt" style:language-complex="zxx" style:country-complex="none"/>
    </style:style>
    <style:style style:name="T9" style:family="text">
      <style:text-properties fo:color="#000000" style:text-outline="false" style:font-name="Times New Roman" fo:font-size="14pt" fo:letter-spacing="normal" fo:language="uk" fo:country="UA" fo:font-weight="normal" officeooo:rsid="00052c10" style:font-size-asian="14pt" style:language-asian="zxx" style:country-asian="none" style:font-weight-asian="normal" style:font-size-complex="14pt" style:language-complex="zxx" style:country-complex="none"/>
    </style:style>
    <style:style style:name="T10" style:family="text">
      <style:text-properties fo:color="#000000" style:text-outline="false" style:font-name="Times New Roman" fo:font-size="14pt" fo:letter-spacing="normal" fo:language="uk" fo:country="UA" fo:font-weight="normal" style:font-size-asian="14pt" style:font-weight-asian="normal" style:font-size-complex="14pt"/>
    </style:style>
    <style:style style:name="T11" style:family="text">
      <style:text-properties fo:color="#000000" style:text-outline="false" style:font-name="Times New Roman" fo:font-size="14pt" fo:letter-spacing="normal" fo:language="uk" fo:country="UA" style:font-size-asian="14pt" style:font-size-complex="14pt"/>
    </style:style>
    <style:style style:name="T12" style:family="text">
      <style:text-properties fo:color="#000000" style:text-outline="false" style:font-name="Times New Roman" fo:font-size="14pt" fo:letter-spacing="normal" fo:language="uk" fo:country="UA" fo:font-weight="bold" style:font-size-asian="14pt" style:font-weight-asian="bold" style:font-size-complex="14pt" style:font-weight-complex="bold"/>
    </style:style>
    <style:style style:name="T13" style:family="text">
      <style:text-properties fo:color="#000000" style:text-outline="false" style:font-name="Times New Roman" fo:font-size="14pt" fo:letter-spacing="normal" fo:language="uk" fo:country="UA" fo:font-weight="bold" style:font-size-asian="14pt" style:font-weight-asian="bold" style:font-size-complex="14pt"/>
    </style:style>
    <style:style style:name="T14" style:family="text">
      <style:text-properties fo:color="#000000" style:text-outline="false" style:font-name="Times New Roman" fo:font-size="14pt" fo:letter-spacing="normal" fo:language="zxx" fo:country="none" fo:font-weight="normal" style:font-size-asian="14pt" style:language-asian="zxx" style:country-asian="none" style:font-weight-asian="normal" style:font-size-complex="14pt" style:language-complex="zxx" style:country-complex="none"/>
    </style:style>
    <style:style style:name="T15" style:family="text">
      <style:text-properties fo:color="#000000" style:text-outline="false" style:font-name="Times New Roman" fo:font-size="14pt" fo:letter-spacing="normal" fo:language="zxx" fo:country="none" fo:font-weight="normal" officeooo:rsid="00043ec2" style:font-size-asian="14pt" style:language-asian="zxx" style:country-asian="none" style:font-weight-asian="normal" style:font-size-complex="14pt" style:language-complex="zxx" style:country-complex="none"/>
    </style:style>
    <style:style style:name="T16"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uk" fo:country="UA" style:font-size-asian="14pt" style:font-size-complex="14pt"/>
    </style:style>
    <style:style style:name="T18" style:family="text">
      <style:text-properties style:font-name="Times New Roman" fo:font-size="14pt" fo:language="uk" fo:country="UA" officeooo:rsid="00043ec2" style:font-size-asian="14pt" style:font-size-complex="14pt"/>
    </style:style>
    <style:style style:name="T19" style:family="text">
      <style:text-properties style:font-name="Times New Roman" fo:font-size="14pt" fo:language="uk" fo:country="UA" officeooo:rsid="00052c10" style:font-size-asian="14pt" style:font-size-complex="14pt"/>
    </style:style>
    <style:style style:name="T20" style:family="text">
      <style:text-properties style:font-name="Times New Roman" fo:font-size="14pt" fo:language="uk" fo:country="UA" fo:font-weight="bold" style:font-size-asian="14pt" style:font-weight-asian="bold" style:font-size-complex="14pt" style:font-weight-complex="bold"/>
    </style:style>
    <style:style style:name="T21" style:family="text">
      <style:text-properties style:font-name="Times New Roman" fo:font-size="14pt" fo:font-style="normal" fo:font-weight="normal" style:font-size-asian="14pt" style:font-style-asian="normal" style:font-weight-asian="normal"/>
    </style:style>
    <style:style style:name="T22" style:family="text">
      <style:text-properties style:font-name="Times New Roman" fo:font-size="14pt" style:font-size-asian="14pt" style:font-size-complex="14pt"/>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fo:font-variant="normal" fo:text-transform="none" fo:color="#333333" style:font-name="Times New Roman" fo:font-size="14pt" fo:letter-spacing="normal" fo:language="uk" fo:country="UA" fo:font-style="normal" fo:font-weight="normal" style:font-size-asian="14pt" style:font-style-asian="normal" style:font-weight-asian="normal" style:font-size-complex="14pt"/>
    </style:style>
    <style:style style:name="T25" style:family="text">
      <style:text-properties fo:color="#ffffff"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language="uk" fo:country="UA"/>
    </style:style>
    <style:style style:name="T27" style:family="text">
      <style:text-properties fo:language="zxx" fo:country="none" style:language-asian="zxx" style:country-asian="none" style:language-complex="zxx" style:country-complex="none"/>
    </style:style>
    <style:style style:name="T28" style:family="text">
      <style:text-properties fo:font-size="14pt" fo:language="uk" fo:country="UA"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МІНІСТЕРСТВО ОСВІТИ І НАУКИ УКРАЇНИ</text:span></text:p>
      <text:p text:style-name="P22"/>
      <text:p text:style-name="P15"><text:span text:style-name="T16">ДЕПАРТАМЕНТ ОСВІТИ І НАУКИ, МОЛОДІ ТА СПОРТУ</text:span></text:p>
      <text:p text:style-name="P15"><text:span text:style-name="T16">ВИКОНАВЧОГО ОРГАНУ КИЇВСЬКОЇ МІСЬКОЇ РАДИ</text:span></text:p>
      <text:p text:style-name="P15"><text:span text:style-name="T16">(КИЇВСЬКОЇ МІСЬКОЇ ДЕРЖАВНОЇ АДМІНІСТРАЦІЇ)</text:span></text:p>
      <text:p text:style-name="P17"/>
      <text:p text:style-name="P15"><text:span text:style-name="T16">КИЇВСЬКЕ ТЕРИТОРІАЛЬНЕ ВІДДІЛЕННЯ МАЛОЇ АКАДЕМІЇ НАУК УКРАЇНИ</text:span></text:p>
      <text:p text:style-name="P15"><text:span text:style-name="T16">(КИЇВСЬКА МАЛА АКАДЕМІЯ НАУК)</text:span></text:p>
      <text:p text:style-name="P18"/>
      <text:p text:style-name="P18"/>
      <text:p text:style-name="P18"/>
      <text:p text:style-name="P16"><text:span text:style-name="T16">відділення: </text:span><text:span text:style-name="T24">«Комп’ютерних наук»</text:span></text:p>
      <text:p text:style-name="P18"/>
      <text:p text:style-name="P16"><text:span text:style-name="T16">секція: </text:span><text:span text:style-name="T24">«Комп’ютерні системи та мережі»</text:span></text:p>
      <text:p text:style-name="P18"/>
      <text:p text:style-name="P16"><text:span text:style-name="T16">базова дисципліна: математика</text:span></text:p>
      <text:p text:style-name="P18"/>
      <text:p text:style-name="P17"/>
      <text:p text:style-name="P17"/>
      <text:p text:style-name="P15"><text:span text:style-name="T16">ВИКОРИСТАННЯ “ХМАРНИХ” ТЕХНОЛОГІЙ ТА “ІНТЕРНЕТУ РЕЧЕЙ” </text:span></text:p>
      <text:p text:style-name="P15"><text:span text:style-name="T16">У КЕРУВАННІ НАВЧАЛЬНИМ ЗАКЛАДОМ</text:span></text:p>
      <text:p text:style-name="P17"/>
      <text:p text:style-name="P44"/>
      <text:p text:style-name="P44"/>
      <text:p text:style-name="P45"><text:span text:style-name="T16">РОБОТУ ВИКОНАЛА: </text:span></text:p>
      <text:p text:style-name="P45"><text:span text:style-name="T16">слухач Липницька Поліна Денисівна</text:span></text:p>
      <text:p text:style-name="P45"><text:span text:style-name="T16">30 липня 2002 р.н., учениця 9 класу</text:span></text:p>
      <text:p text:style-name="P45"><text:span text:style-name="T16">КПНЛ №145, Печерський район </text:span></text:p>
      <text:p text:style-name="P45"><text:span text:style-name="T16">провулок Нестеровський 6, Київ</text:span></text:p>
      <text:p text:style-name="P45"><text:span text:style-name="T16">(095)-395-80-72</text:span></text:p>
      <text:p text:style-name="P45"><text:span text:style-name="T17">Федорів Любомир Атанасійович, </text:span><text:span text:style-name="T16">методист, заслужений вчитель України, КПНЛ №145, </text:span></text:p>
      <text:p text:style-name="P45"><text:span text:style-name="T16">(044)-287-11-49</text:span></text:p>
      <text:p text:style-name="P45"><text:span text:style-name="T25">Липницький Денис Володимирович, кандидат економічних наук </text:span></text:p>
      <text:p text:style-name="P45"><text:span text:style-name="T25">Зума Енерджі, керівник проекту <text:s/></text:span></text:p>
      <text:p text:style-name="P45"><text:span text:style-name="T25">(050)328-82-82 </text:span></text:p>
      <text:p text:style-name="P17"/>
      <text:p text:style-name="P17"/>
      <text:p text:style-name="P17"/>
      <text:p text:style-name="P17"/>
      <text:p text:style-name="P17"/>
      <text:p text:style-name="P15"><text:span text:style-name="T16">КИЇВ–2016</text:span></text:p>
      <text:p text:style-name="P24"/>
      <text:p text:style-name="P25"><text:soft-page-break/></text:p>
      <text:p text:style-name="P25"/>
      <text:p text:style-name="P25"/>
      <text:p text:style-name="P25"/>
      <text:p text:style-name="P25"/>
      <text:p text:style-name="P25"/>
      <text:p text:style-name="P25"/>
      <text:p text:style-name="P25"/>
      <text:p text:style-name="P25"/>
      <text:p text:style-name="P25"/>
      <text:p text:style-name="P21"><text:span text:style-name="T1">ВИКОРИСТАННЯ “ХМАРНИХ” ТЕХНОЛОГІЙ ТА “ІНТЕРНЕТУ РЕЧЕЙ” </text:span></text:p>
      <text:p text:style-name="P21"><text:span text:style-name="T1">У КЕРУВАННІ НАВЧАЛЬНИМ ЗАКЛАДОМ</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5"/>
      <text:p text:style-name="P39"><text:span text:style-name="T14">ЗМІСТ</text:span></text:p>
      <text:p text:style-name="P30"><text:span text:style-name="T14">ВСТУП..................................................................................................................................4</text:span></text:p>
      <text:p text:style-name="P30"><text:span text:style-name="T14">1.ТЕОРЕТИЧНА ЧАСТИНА..............................................................................................6</text:span></text:p>
      <text:p text:style-name="P23"><text:span text:style-name="T14">1.1. АНАЛІЗ РОЗВИТКУ «ІНТЕРНЕТУ РЕЧЕЙ»...........................................................6</text:span></text:p>
      <text:p text:style-name="P23"><text:span text:style-name="T14">1.2. ВИВЧЕННЯ МОЖЛИВОСТЕЙ «ХМАРНИХ ТЕХНОЛОГІЙ»..............................8</text:span></text:p>
      <text:p text:style-name="P23"><text:span text:style-name="T14">1.3.ОБГРУНТУВАННЯ ОБРАНОЇ МОДЕЛІ ..................................................................9</text:span></text:p>
      <text:p text:style-name="P23"><text:span text:style-name="T14">1.4. ДОСЛІДЖЕННЯ І ВИБІР ПЛАТФОРМИ ANDROID............................................10</text:span></text:p>
      <text:p text:style-name="P23"><text:span text:style-name="T14">1.5. </text:span><text:bookmark text:name="result_box3"/><text:span text:style-name="T5">ПЕРСПЕКТИВИ ЗАСТОСУВАННЯ МОДЕЛІ В СФЕРІ ОСВІТИ</text:span><text:span text:style-name="T14"> ......................1</text:span><text:span text:style-name="T15">3</text:span></text:p>
      <text:p text:style-name="P30"><text:span text:style-name="T5">1.6. </text:span><text:bookmark text:name="result_box381"/><text:span text:style-name="T5">ЗАВДАННЯ ДЛЯ ПРАКТИЧНОГО ДОСЛІДЖЕННЯ...........................................1</text:span><text:span text:style-name="T8">6</text:span></text:p>
      <text:p text:style-name="P30"><text:span text:style-name="T14">2. ПРАКТИЧНА <text:s/>ЧАСТИНА............................................................................................1</text:span><text:span text:style-name="T15">7</text:span></text:p>
      <text:p text:style-name="P30"><text:span text:style-name="T14">2.1.</text:span><text:span text:style-name="T5">ОПИС ФУНКЦІЙ І СКЛАДОВИХ ЧАСТИН ПРОГРАМНОГО КОМПЛЕКСУ...18 <text:s text:c="11"/></text:span></text:p>
      <text:p text:style-name="P31"><text:span text:style-name="T5">2.2.ВІДІБРАНІ ПРОЕКТНІ РІШЕННЯ. ОПИС КЛІЄНТСЬКОЇ І СЕРВЕРНОЇ <text:s text:c="18"/>ЧАСТИНИ..........................................................................................................................2</text:span><text:span text:style-name="T8">0</text:span></text:p>
      <text:p text:style-name="P29"><text:span text:style-name="T22">2.3. </text:span><text:span text:style-name="T17">РОЗГОРТАННЯ І ТЕСТУВАННЯ ПРОГРАМНОГО КОМПЛЕКСУ....................2</text:span><text:span text:style-name="T18">6</text:span></text:p>
      <text:p text:style-name="P29"><text:span text:style-name="T22">2.4. </text:span><text:bookmark text:name="result_box781"/><text:span text:style-name="T17">ВПРОВАДЖЕННЯ І ДОСВІД ПРАКТИЧНОГО ЗАСТОСУВАННЯ....................</text:span><text:span text:style-name="T19">30</text:span></text:p>
      <text:p text:style-name="P29"><text:span text:style-name="T17">ВИСНОВКИ.......................................................................................................................3</text:span><text:span text:style-name="T19">2</text:span></text:p>
      <text:p text:style-name="P31"><text:span text:style-name="T17">СПИСОК ТЕРМIНІВ........................................................................................................3</text:span><text:span text:style-name="T19">3</text:span></text:p>
      <text:p text:style-name="P31"><text:span text:style-name="T5">СПИСОК ІНТЕРНЕТ ДЖЕРЕЛ.......................................................................................3</text:span><text:span text:style-name="T9">4</text:span></text:p>
      <text:p text:style-name="P31"><text:span text:style-name="T5">ДОДАТКИ..........................................................................................................................35</text:span></text:p>
      <text:p text:style-name="P33"/>
      <text:p text:style-name="P28"/>
      <text:p text:style-name="P27"/>
      <text:p text:style-name="P27"/>
      <text:p text:style-name="P27"/>
      <text:p text:style-name="P27"/>
      <text:p text:style-name="P27"/>
      <text:p text:style-name="P27"/>
      <text:p text:style-name="P27"/>
      <text:p text:style-name="P32"><text:span text:style-name="T5">ВСТУП</text:span></text:p>
      <text:p text:style-name="P28"><text:soft-page-break/></text:p>
      <text:p text:style-name="P19"><text:span text:style-name="T5"><text:tab/></text:span><text:span text:style-name="T6">Ця наукова робота знаходиться на стику декількох предметних галузей. Її прикладним застосуванням є автоматизація адміністрування навчальним закладом, а саме, такої функції, як управління відвідуваністю в школі. Питання пропускного режиму та безпеки у школі, безумовно, актуальне, особливо в наш час, про що йдеться у наказі Міністерства науки і освіти України №2 від 06.01.2015г. Проте, безпека та режим для школи – це, безумовно, не все, що цікавить адміністрацію. </text:span></text:p>
      <text:p text:style-name="P19"><text:span text:style-name="T6"><text:tab/>Важливо не тільки контролювати відвідуваність учнів, але ї робити це системно, накопичувати та аналізувати статистику, робити висновки, мати зворотній зв'язок, впливати на ситуацію. Створення пропускного режиму у школі недоцільно будувати за аналогією з промисловою установою, тому що специфічні потреби освітніх установ вимагають інших нових рішень.</text:span></text:p>
      <text:p text:style-name="P19"><text:span text:style-name="T6"><text:tab/>Використання тут комп'ютерних систем та сучасних технологій інтернету надає великі можливості. Це і покращення комунікацій з учнями та їх батьками. І облік відвідування школярами окремих занять, гуртків, лекцій. А отже, обчислення популярності таких занять та рейтингу викладачів. Можливим стає ї аналіз сезонної статистики пропусків з метою розпізнавати ситуації масових захворювань та об'єктивного прийняття рішень про карантин. При доданні певної технічної підтримки можливим є <text:s/>контроль психоемоційного стану учнів та багато іншого. </text:span></text:p>
      <text:p text:style-name="P19"><text:span text:style-name="T6"><text:tab/>У зв'язку з цим, поставивши практичну мету - автоматизувати контроль <text:s/>відвідування в школі, ця наукова робота прийшла до вивчення передових комп'ютерних технологій. Метою дослідження стало використання комп'ютерних систем та мереж для поліпшення адміністрування шкільного навчального процесу. Теоретичною та практичною цілями були обрані вивчення можливостей технологій, які стали відомим трендом початку ХХІ століття, - "хмарних обчислень" та "інтернету речей", а також їх впровадження. В результаті робота була реалізована, як створення власної системи контролю, аналізу та управління відвідуваністю в школі із застосуванням цих сучасних технологій.</text:span></text:p>
      <text:p text:style-name="P19"><text:soft-page-break/><text:span text:style-name="T6"><text:tab/>Це дослідження є новаторським. Безумовно, є різні підходи до контролю <text:s/>відвідуваності в школі - від паперових технологій, до застосування в школах (особливо комерційних) комплексів контролю доступу, скопійованих з бізнес-об'єктів. Останні не тільки досить дорогі, але що більш важливо - неефективні, тому що не є профільними для закладів освіти. Спеціальні системи для шкіл майже не розробляють, тому що школа не є прибутковим ринком збуту. </text:span></text:p>
      <text:p text:style-name="P19"><text:span text:style-name="T6"><text:tab/>Проте, існує такій динамічний сегмент "розумних" будинків та офісів, де кількість нових технічних рішень зростає з темпами до 24% щорічно [1]. У цьому сегменті постійно виникають передові ідеї, багато з яких можуть бути перенесені на освітні установи. У нашому випадку - це дві ключові технології - "хмарні обчислення" та "інтернет речей". Розвиток таких технології <text:s/>відбувся завдяки:</text:span></text:p>
      <text:list xml:id="list2637874164221771536" text:style-name="WWNum10">
        <text:list-item>
          <text:p text:style-name="P20"><text:span text:style-name="T6">збільшенню обчислювальних і комунікаційних можливостей простих (побутових) пристроїв, таких як, наприклад, мобільні телефони; </text:span></text:p>
        </text:list-item>
        <text:list-item>
          <text:p text:style-name="P20"><text:span text:style-name="T6">розширення простору мереж Wi-Fi, 3G, появі технологій NFC, що означає збільшення ступенів свободи при реалізації комунікаційних рішень;</text:span></text:p>
        </text:list-item>
        <text:list-item>
          <text:p text:style-name="P20"><text:span text:style-name="T6">великої кількості “хмарних” платформ, де не вкладаючи грошей в "залізо" можна створити необхідні сервіси для централізованого керування "речами".</text:span></text:p>
        </text:list-item>
      </text:list>
      <text:p text:style-name="P19"><text:span text:style-name="T6"><text:tab/>На жаль теорія та практика використання “хмарних” технологій та "розумних" речей <text:s/>у адмініструванні школи майже не розглядається. Тому у цієї роботі зроблено одне з перших намагань це зробити та були досягнуті позитивні результати.</text:span></text:p>
      <text:p text:style-name="P19"><text:span text:style-name="T6"><text:tab/>Впровадження цих технологій дозволило створити шкільну систему адміністрування відвідуваності багатофункціональною та гнучкою. А також незалежною від будівельних робіт та витрат на техніку. Систему, навіть, не потрібно <text:s/>монтувати - немає дротів та роз'ємів. Комунікаційні функції беруть на себе бездротові мережі. Для зберігання бази даних про статистику відвідуваності, для її обробки та видачі інформації за запитами система, що запропонована, не потребує фізичних пристроїв, так як використовує "хмарну" інфраструктуру.</text:span></text:p>
      <text:p text:style-name="P19"><text:span text:style-name="T6"><text:tab/>Для функцій обміну інформацією та взаємодії з людьми - класним керівником та адміністрацією, батьками учнів та учнями - були використанні технології зі сфери </text:span><text:soft-page-break/><text:span text:style-name="T6">"інтернету речей". Безпосередньо, приладами, що їх реалізують стали телефони Android (або будь-який смартфон). При цьому, 99% апаратів не потрібно було ні купувати, ні допрацьовувати, так як систему утилізувала телефони учнів, батьків і співробітників школи, на які було встановлено лише додаткове програмне забезпечення.</text:span></text:p>
      <text:p text:style-name="P19"><text:span text:style-name="T6"><text:tab/>Таким чином, розпочавши з практичної мети - спростити і підвищити ефективність функцій адміністрації школи та класних керівників робота перейшла до вивчення технологій "хмарних обчислень" та "інтернету речей". Обрана правильна комбінація цих технологій дозволила на їх основі розробити нестандартне рішення для шкільної установи. Завершилася робота впровадженням і тестуванням в Київському Природничо-Науковому Ліцеї №145.</text:span></text:p>
      <text:p text:style-name="P28"/>
      <text:p text:style-name="P28"/>
      <text:p text:style-name="P30"><text:span text:style-name="T5">1. ТЕОРЕТИЧНА ЧАСТИНА</text:span></text:p>
      <text:p text:style-name="P37"/>
      <text:p text:style-name="P23"><text:span text:style-name="T5">1.1. АНАЛІЗ РОЗВИТКУ «ІНТЕРНЕТУ РЕЧЕЙ»</text:span></text:p>
      <text:p text:style-name="P37"/>
      <text:p text:style-name="P30"><text:span text:style-name="T5"><text:tab/>«Інтернет Речей» - це широка мережа не обчислювальних приладів - звичайних речей (не комп’ютерів), підключених до інтернету, що збирають дані та обмінюються ними та можуть керуватися через інтернет. Вже сьогодні підключених до інтернету приладів стало більше, ніж людей. За прогнозами компанії Сіменс [1], до 2020 р. до інтернету буде підключено більш ніж 26 млрд «речей», тобто в багато разів більше чисельності людства. </text:span></text:p>
      <text:p text:style-name="P30"><text:span text:style-name="T5"><text:tab/>Існує три складові частини «інтернету речей»:</text:span></text:p>
      <text:p text:style-name="P30"><text:span text:style-name="T5"><text:tab/>1) прилади, що містять сенсори, контролери, датчики, реле. Це - фізичні прилади («речі»), котрі раніше не були призначені для підключення до мережі (телефони, побутова автоматика та електроніка), але зараз отримали можливість <text:s/>реєструватися у мережі, створюючи частину великої віртуальної спільноти «речей»;</text:span></text:p>
      <text:p text:style-name="P30"><text:span text:style-name="T5"><text:tab/>2) мережі інтернету і локальні мережі. З урахуванням сучасних вимог <text:s/>це - <text:s/>насамперед бездротові мережі;</text:span></text:p>
      <text:p text:style-name="P30"><text:soft-page-break/><text:span text:style-name="T5"><text:tab/>3) <text:s/>центри обробки інформації , як правило, в «хмарі» (Сloud computing). Ці центри виконують збір, зберігання, обробку та аналіз даних, що надходять від речей. А також виробляють і відправляють команди приладам для розумної взаємодії між собою «речей» відповідно до заданих алгоритмів.</text:span></text:p>
      <text:p text:style-name="P30"><text:span text:style-name="T5"><text:tab/>«Інтернет речей» став активним стимулом розвитку мікроелектроніки. На думку компанії Cisco «інтернет речей» може бути <text:s/>каталізатором <text:s/>інновацій та інвестицій і поліпшення якості життя в усьому світі. Об’єм ринку <text:s text:c="2"/>роботизованих речей і «інтернет речей» до 2022 р. досягне $21 млрд і сукупного середньорічного темпу зросту в 30% <text:s/>[2].</text:span></text:p>
      <text:p text:style-name="P30"><text:span text:style-name="T5"><text:tab/>«Інтернет Речей» на сьогоднішній день працює і в сферах управління, наприклад, з наступними: </text:span></text:p>
      <text:list xml:id="list3318049491235477240" text:style-name="WWNum1">
        <text:list-item>
          <text:p text:style-name="P12"><text:span text:style-name="T5">автомобілями (прогноз заторів, управління машиною без водія);</text:span></text:p>
        </text:list-item>
        <text:list-item>
          <text:p text:style-name="P12"><text:span text:style-name="T5">офісами (розумний офіс включає в себе «розумне» освітлення); </text:span></text:p>
        </text:list-item>
        <text:list-item>
          <text:p text:style-name="P12"><text:span text:style-name="T5">управління за допомогою смартфона або планшета телевізорами; </text:span></text:p>
        </text:list-item>
        <text:list-item>
          <text:p text:style-name="P12"><text:span text:style-name="T5">об’єктами охорони (система безпеки) та медицини (медичні прилади).</text:span></text:p>
        </text:list-item>
      </text:list>
      <text:p text:style-name="P30"><text:span text:style-name="T5"><text:tab/>Інтернет речей розвивається і в Україні, особливо у сфері банки, великі охоронні агентства, постачальники рішень моніторингу транспорту, рішень для точок продажів, перевізники, служби таксі, служби доставки, постачальники електроенергії, водоканали [3]. </text:span></text:p>
      <text:p text:style-name="P30"><text:span text:style-name="T5"><text:tab/>Потенційно обширною сферою застосування інтернету речей є освіта. На жаль, ця сфера знаходиться ледь не на останньому місці. Вивчення інтернету-речей звичайно додається до освітніх програм і спонсується комп’ютерними фірмами, зокрема Microsift [4]. Однак, використання «інтернету речей» для підвищення якості процесу навчання і адміністрування школи має <text:s/>незначні приклади. </text:span></text:p>
      <text:p text:style-name="P30"><text:span text:style-name="T5"><text:tab/>Автор статті «Інтернет Речей в класну кімнату» [5] Макс Мейерс, пише, зокрема, про великі можливості використання «Інтернету речей» для контролю відвідуваності, мониторингу фізичного і емоційного стану учнів, відстеження психологічних реакцій, концентрації уваги и т.п. Реалізувати це автор пропонує з використанням спеціальних гаджетів, що активно з’являються на ринку, </text:span><text:soft-page-break/><text:span text:style-name="T5">вмонтованих в браслети. Проте, серед публікацій за даним напрямком ,практично, відсутні джерела, що аналізують можливість створення «інтернету речей» в школі, використовуючи вже існуючі загальнодоступні технічні засоби, такі як смартфони і планшети (найбільш поширені з них — системи Android).</text:span></text:p>
      <text:p text:style-name="P30"><text:span text:style-name="T5"><text:tab/>Чому рівень проникнення «інтернету речей» в школах настільки низький? Основним бар’єром розвитку інтернету речей, причому, не тільки в освіті, можна вважати психологічний. Так як інвестиційних бар’єрів практично немає. Інтернет речей є, мабуть, однією з найбільш доступних, дешевих, легко масштабованих та гнучких у використанні технологій сучасності.</text:span></text:p>
      <text:p text:style-name="P28"/>
      <text:p text:style-name="P30"><text:span text:style-name="T5">1.2. ВИВЧЕННЯ МОЖЛИВОСТЕЙ «ХМАРНИХ ТЕХНОЛОГІЙ»</text:span></text:p>
      <text:p text:style-name="P37"/>
      <text:p text:style-name="P30"><text:span text:style-name="T5"><text:tab/>Поява «інтернету речей» стала можливим завдяки розвитку «хмарних» технологій та обчислень. «Хмарні» технології — це технології зберігання і обробки даних, в яких комп’ютерні ресурси надаються користувачу через онлайн-сервіс. </text:span></text:p>
      <text:p text:style-name="P30"><text:span text:style-name="T5"><text:tab/>Розвиток «хмарних» технологій <text:s/>достатньо стрімке явище. У 2015 році обсяг інвестицій в сфері «хмарних» технологій перевищив $ 40 млрд. Деякі експерти прогнозують, що до 2020 року цей показник досягне $ 240 млрд [6]. </text:span></text:p>
      <text:p text:style-name="P30"><text:span text:style-name="T5"><text:tab/>Зростання «хмарних» технологій обумовлено, з одного боку, розвитком технічної бази - наявністю досить потужних процесорів і розвиненого програмного забезпечення. З іншого боку, розвитку «хмарної» індустрії сприяє високий попит. У США від власного «заліза» відмовилися і перейшли у «хмари» понад 80% компаній [7]. <text:s/>Лідерами всесвітнього ринку ,безумовно, є <text:s/>Amazon (Amazon web services, AWS), Microsoft (Azure), Google Cloud Platform.</text:span></text:p>
      <text:p text:style-name="P30"><text:span text:style-name="T5"><text:tab/>Попит на «хмарні» технології формується завдяки їх перевагам:доступності, мобільності, низької вартості, гнучкості, надійності та технологічності. Світові ціни на </text:span><text:span text:style-name="T7"><text:s/>«хмарні» послуги</text:span><text:span text:style-name="T5"> постійно знижуються, а кількість та якість зростає. Основними варіантами використання «хмарної» інфраструктури є: приватна «хмара», публічна «хмара», суспільна та <text:s/>гібридна.</text:span></text:p>
      <text:p text:style-name="P30"><text:soft-page-break/><text:span text:style-name="T5"><text:tab/>Обсяг світового ринку публічних хмарних послуг в 2016 р. досягне $ 204 млрд, що на 16,5% більше, ніж в 2015 р. . З такою динамікою «хмарних» технологій і зростанням «інтернету речей» цілком реалістичною може <text:s/>стати гасло «Internet of Everything» (як продовження«Internet of Things»).</text:span></text:p>
      <text:p text:style-name="P30"><text:span text:style-name="T5"><text:tab/>Зростання ринку і різноманіття пропозицій на ньому забезпечує достатній вибір технічних рішень, заснованих на наступних моделях «хмарних» обчислень:</text:span></text:p>
      <text:list xml:id="list595400875556743071" text:style-name="WWNum2">
        <text:list-item>
          <text:p text:style-name="P46"><text:span text:style-name="T5">SAAS — сервіс, як послуга, надає бізнес-додатки в форматі інтернет-сервісів;</text:span></text:p>
        </text:list-item>
        <text:list-item>
          <text:p text:style-name="P46"><text:span text:style-name="T5">PAAS — платформа, як послуга, <text:s/>дозволяє використовувати «хмарну» інфраструктуру для розміщення програмного забезпечення;</text:span></text:p>
        </text:list-item>
        <text:list-item>
          <text:p text:style-name="P46"><text:span text:style-name="T5">IAAS — інфраструктура, як послуга, що дає можливість використовувати хмарну інфаструктуру для самостійного управління ресурсами.</text:span></text:p>
        </text:list-item>
      </text:list>
      <text:p text:style-name="P30"><text:span text:style-name="T5"><text:tab/>У компанії Oracle вважають, що до 2025 року 80% всіх ІТ-бюджетів компаній і держави підуть в «хмари». Поки що найбільше зростання спостерігається у моделі IAAS, клієнтами яких є IT директора бізнес компаній, що розвивають аутсорсинг. В майбутньому випереджаючим буде розвиток SAAS систем ,багато в чому, за рахунок сфери суспільних послуг і освіти зокрема.</text:span></text:p>
      <text:p text:style-name="P30"><text:span text:style-name="T5"><text:tab/>Проте, зараз ситуація із застосуванням «хмар» в освітній сфері далека від ідеальної. Існують, безумовно, передові SAAS продукти, як приклад сервіс компанії Google - «Google class». Проте, використання його в Україні, на жаль, не стало поширеним. Використання «хмарних» технологій для адміністрування освітніх установ з метою підвищення їх ефективності та економії витрат, взагалі, обговорюється тільки як проект. </text:span></text:p>
      <text:p text:style-name="P28"/>
      <text:p text:style-name="P30"><text:span text:style-name="T5">1.3. ОБГРУНТУВАННЯ ОБРАНОЇ МОДЕЛІ</text:span></text:p>
      <text:p text:style-name="P28"/>
      <text:p text:style-name="P30"><text:span text:style-name="T5"><text:tab/>З метою реалізації цілей, поставлених в цій роботі, були розглянуті та проаналізовані різні варіації «хмарних» моделей та зроблено вибір, що був обумовлений наступним:</text:span></text:p>
      <text:list xml:id="list7526116141927107805" text:style-name="WWNum3">
        <text:list-item>
          <text:p text:style-name="P13"><text:soft-page-break/><text:span text:style-name="T5">немає такого продукту, який вже реалізований в моделі SAAS та пропонував би готове рішення для навчального закладу для контролю відвідуваності, яке, крім того, <text:s/>інтегрувало б пристрої зі світу «інтернету речей»;</text:span></text:p>
        </text:list-item>
        <text:list-item>
          <text:p text:style-name="P13"><text:span text:style-name="T5">не було сенсу займатися низькорівневими функціями адміністрування віртуальних серверів з метою самостійної побудови системи, на базі якої розгортуються сервера, а значить, не було сенсу обирати модель IAAS;</text:span></text:p>
        </text:list-item>
        <text:list-item>
          <text:p text:style-name="P13"><text:span text:style-name="T5">функції, що виконуються у «хмарах», не є унікальними (незважаючи на новизну створеної системи), тому що вони базуються на стандартному керуванні базою даних та HTTP сервером та підтримуються в багатьох PAAS;</text:span></text:p>
        </text:list-item>
        <text:list-item>
          <text:p text:style-name="P13"><text:span text:style-name="T5">є достатньо технологій для створення HTTP серверів, але був обраний фреймворк Nodejs з використанням мови програмування Javascript (так, як ця технологія і її інструменти мають відносно невисокий поріг проникнення);</text:span></text:p>
        </text:list-item>
        <text:list-item>
          <text:p text:style-name="P13"><text:span text:style-name="T5">існує певний вибір платформ PAAS із підтримкою Nodejs для створення систем контролю «інтернету речей», багато <text:s/>з яких є безкоштовними;</text:span></text:p>
        </text:list-item>
        <text:list-item>
          <text:p text:style-name="P13"><text:span text:style-name="T5">Weave - <text:s/>аналіз та можливо й використання найновішого PAAS сервісу від Google, було залишено для наступних етапів дослідження.</text:span></text:p>
        </text:list-item>
      </text:list>
      <text:p text:style-name="P30"><text:span text:style-name="T5"><text:tab/>З урахуванням вищенаведеного, остаточним рішенням був вибір платформи OpenShift [8], яка припускає всі рівні розробки - від початкових програмістів до досвідчених корпоративних розробників. Платформа створена в публічному «хмарному» сервісі і заснованому <text:s/>RedHat (творцями однойменної версії Linux).</text:span></text:p>
      <text:p text:style-name="P28"/>
      <text:p text:style-name="P30"><text:span text:style-name="T5">1.4. ДОСЛІДЖЕННЯ І ВИБІР ПЛАТФОРМИ ANDROID</text:span></text:p>
      <text:p text:style-name="P28"/>
      <text:p text:style-name="P30"><text:span text:style-name="T5"><text:tab/>Одними з лідерів ефективних і недорогих рішень, що включають в себе програмні і апаратні засоби, які використовуються в сфері «інтернету речей», є Android, Arduino та Raspberi Pi. Google, наприклад, нещодавно було створено і представлено оновлення до своєї платформи, яке спрощує підключення Android пристроїв до «інтернету речей» і «хмарних» сервісів [9].</text:span></text:p>
      <text:p text:style-name="P30"><text:soft-page-break/><text:span text:style-name="T5"><text:tab/>Серед цих лідерів є відмінності. Якщо Raspberi Pi та Arduino відмінно підходять для тієї області застосування, де використовується робототехніка, управління рухомими об'єктами, контроль датчиків, включення-виключення реле. То для забезпечення людино-машинної взаємодії найбільш підходять пристрої Android.</text:span></text:p>
      <text:p text:style-name="P30"><text:bookmark text:name="result_box49"/><text:span text:style-name="T5"><text:tab/>Основні переваги операційної системи Android для використання у даному дослідженні вказані на малюнку 1.</text:span></text:p>
      <text:p text:style-name="P30"><text:span text:style-name="T5"><text:tab/>У чому полягають настільки переконливі переваги Android ? Сама операційна система Android, розвинена роками за рахунок зусиль компанії Google, стала надзвичайно зручною, як для користувачів, так і для розробників. Створення програмних продуктів для Android здійснюється з використанням максимально зручного середовища розробки - Android Studio. Самі пристрої Android є повноцінною технічною базою для створення безліч пристроїв «розумного» будинку або офісу. Android має багато датчиків, включаючи гіроскопи, GPS, фотокамеру, яка може використовуватися для сканування штрих-кодів і бар-кодів. </text:span></text:p>
      <text:p text:style-name="P30"><text:span text:style-name="T5"><text:tab/>Android пристрої з легкістю підключаються до будь-яких бездротових мереж. Android одним з перших просуває інтеграцію в свої пристрої системи Near Field Communication (NFC). Ця система отримала максимальне поширення в якості технології для здійснення безконтактних платежів. Однак NFC з великою ефективністю може використовуватися в будь-якій варіації «інтернету речей», зокрема, там де потрібне зчитування інформації з об'єкту, що знаходиться поблизу (до десятків сантиметрів) від пристрою Android.</text:span></text:p>
      <text:p text:style-name="P30"><text:span text:style-name="T5"><text:tab/>Таким чином виникла ідея багатоцільового використання можливостей Android в системі управління відвідуваністю, як:</text:span></text:p>
      <text:list xml:id="list7956245508027384944" text:style-name="WWNum4">
        <text:list-item>
          <text:p text:style-name="P14"><text:span text:style-name="T5">первинного пристрою, що реєструє проходження контролю учнів (вхід і вихід з приміщення навчального закладу) шляхом сканування штрих кодів;</text:span></text:p>
        </text:list-item>
        <text:list-item>
          <text:p text:style-name="P14"><text:span text:style-name="T5">та ж функція, але із застосуванням NFC технології (NFC мітки в кишенях або на браслетах учнів це - передавачі, а Android пристрій на пункті пропуску - приймач сигналу). Таке технічне рішення заплановано для реалізації на наступних етапах проекту;</text:span></text:p>
        </text:list-item>
      </text:list>
      <text:p text:style-name="P47"/>
      <text:list xml:id="list203261058489004" text:continue-numbering="true" text:style-name="WWNum4">
        <text:list-item>
          <text:p text:style-name="P48"><text:span text:style-name="T5">моніторингу інформації про присутність учнів класним керівником або адміністратором на екрані свого Android пристрою з використанням для цього спеціально розробленого програмного забезпечення – віджету;</text:span></text:p>
        </text:list-item>
        <text:list-item>
          <text:p text:style-name="P14"><text:span text:style-name="T5">отримання інформації про присутність або відсутність учня в навчальному закладі батьками на Android пристроях, через інтеграцію в соціальних мережах (групах «Facebook» або «Вконтакті» класу);</text:span></text:p>
        </text:list-item>
        <text:list-item>
          <text:p text:style-name="P14"><text:span text:style-name="T5">та ж функція, але із застосуванням SMS або Viber.</text:span></text:p>
        </text:list-item>
      </text:list>
      <text:p text:style-name="P30"><text:span text:style-name="T5"><text:tab/>Важливим аспектом, що вимагає окремої уваги є безпека. Під безпекою, насамперед, розуміється ступінь захищеності інформації, що зберігається і передається пристроями, включеними до складу «інтернету речей». Неможливість для стороннього отримати або змінити цю інформацію. </text:span></text:p>
      <text:p text:style-name="P30"><text:span text:style-name="T5"><text:tab/>Безумовно, використання «інтернету речей» саме по собі створює значні ризики кібер-атак [10] і визначає засоби мінімізації цих ризиків. З огляду на дані аспекти, пристрої Android були проаналізовані і визнані придатними з урахуванням того, що: пристрої мають парольний захист, використовують розмежування повноважень на рівні операційної системи (аналог UNIX), дозволяють організувати передачу інформації по закритих каналах з використанням VPN і багато іншого.</text:span></text:p>
      <text:p text:style-name="P28"/>
      <text:p text:style-name="P30"><text:span text:style-name="T17">1.5. </text:span><text:bookmark text:name="result_box"/><text:span text:style-name="T28">ПЕРСПЕКТИВИ ЗАСТОСУВАННЯ МОДЕЛІ В СФЕРІ ОСВІТИ</text:span><text:span text:style-name="T17"> </text:span></text:p>
      <text:p text:style-name="P35"/>
      <text:p text:style-name="P30"><text:span text:style-name="T17"><text:tab/></text:span><text:bookmark text:name="result_box1"/><text:span text:style-name="T28">Сфера застосування «інтернету речей» і «хмарних» технологій в освіті взагалі та в адмініструванні навчального процесу зокрема невичерпна. У наведеній нижче таблиці зроблена спроба узагальнити найбільш актуальні способи застосування проаналізованих в попередніх розділах технологій.</text:span></text:p>
      <text:p text:style-name="P30"><text:span text:style-name="T17"><text:tab/></text:span><text:bookmark text:name="result_box37"/><text:span text:style-name="T17">Не дивлячись на велику сферу застосування сучасних технологій в освіті, в даній роботі упор був зроблений на аспектах дисципліни, безпеки і захисту здоров'я учнів. Для вивчення була обрана система адміністрування відвідуваності навчального закладу, а інші можливості і сфери застосування технологій (таблиця 1) </text:span></text:p>
      <text:p text:style-name="P30"><text:span text:style-name="T17"><text:s/>були залишені для наступних етапів.</text:span></text:p>
      <text:p text:style-name="P35"><text:soft-page-break/></text:p>
      <text:p text:style-name="P30"><text:span text:style-name="T17"><text:tab/></text:span><text:bookmark text:name="result_box2"/><text:span text:style-name="T28">Таблиця 1 - Способи застосування «інтернету речей» і «хмарних» технологій в адмініструванні навчального процесу</text:span></text:p>
      <text:p text:style-name="P3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20">Область застосування</text:span></text:p>
          </table:table-cell>
          <table:table-cell table:style-name="Table1.A1" office:value-type="string">
            <text:p text:style-name="P11"><text:span text:style-name="T20">Технологічні особливості</text:span></text:p>
          </table:table-cell>
          <table:table-cell table:style-name="Table1.C1" office:value-type="string">
            <text:p text:style-name="P11"><text:bookmark text:name="result_box4"/><text:span text:style-name="T20">Корисні функції</text:span></text:p>
            <text:p text:style-name="P2"/>
          </table:table-cell>
        </table:table-row>
        <table:table-row table:style-name="Table1.1">
          <table:table-cell table:style-name="Table1.A1" table:number-rows-spanned="2" office:value-type="string">
            <text:p text:style-name="P1"><text:span text:style-name="T17">Безпека</text:span></text:p>
          </table:table-cell>
          <table:table-cell table:style-name="Table1.A1" office:value-type="string">
            <text:p text:style-name="P11"><text:bookmark text:name="result_box5"/><text:span text:style-name="T17">Реєстрація входу-виходу учня до школи NFC датчиком (скане-ром штрих коду)</text:span></text:p>
            <text:p text:style-name="P9"/>
          </table:table-cell>
          <table:table-cell table:style-name="Table1.C1" office:value-type="string">
            <text:list xml:id="list6738666010250819280" text:style-name="WWNum5">
              <text:list-item>
                <text:p text:style-name="P49"><text:bookmark text:name="result_box6"/><text:span text:style-name="T17">Немає сторонніх в школі;</text:span></text:p>
              </text:list-item>
              <text:list-item>
                <text:p text:style-name="P49"><text:span text:style-name="T17">Немає перекличок, економія часу;</text:span></text:p>
              </text:list-item>
              <text:list-item>
                <text:p text:style-name="P5"><text:span text:style-name="T17">Адміністрація проінформована он-лайн;</text:span></text:p>
              </text:list-item>
              <text:list-item>
                <text:p text:style-name="P5"><text:span text:style-name="T17">Запит, чи </text:span><text:bookmark text:name="result_box7"/><text:span text:style-name="T28">перебував учень в школі в конкретний час (батькам, правоохоронцям) з бази даних</text:span></text:p>
              </text:list-item>
            </text:list>
            <text:p text:style-name="P7"/>
          </table:table-cell>
        </table:table-row>
        <table:table-row table:style-name="Table1.1">
          <table:covered-table-cell/>
          <table:table-cell table:style-name="Table1.A1" office:value-type="string">
            <text:p text:style-name="P1"><text:span text:style-name="T17">Контроль за </text:span><text:bookmark text:name="result_box8"/><text:span text:style-name="T28">переміщенням територією школи - NFC датчики в дверях класів</text:span></text:p>
            <text:p text:style-name="P4"/>
          </table:table-cell>
          <table:table-cell table:style-name="Table1.C1" office:value-type="string">
            <text:list xml:id="list203259186403172" text:continue-numbering="true" text:style-name="WWNum5">
              <text:list-item>
                <text:p text:style-name="P49"><text:bookmark text:name="result_box9"/><text:span text:style-name="T17">Інформація про концентрацію учнів в окремих частинах школи, необхідна для оперативних рішень (пожежа);</text:span></text:p>
              </text:list-item>
              <text:list-item>
                <text:p text:style-name="P49"><text:bookmark text:name="result_box10"/><text:span text:style-name="T17">Легко знайти конкретного учня в будівлі школи.</text:span></text:p>
              </text:list-item>
            </text:list>
          </table:table-cell>
        </table:table-row>
        <table:table-row table:style-name="Table1.1">
          <table:table-cell table:style-name="Table1.A1" office:value-type="string">
            <text:p text:style-name="P11"><text:span text:style-name="T17">Дисципліна</text:span></text:p>
            <text:p text:style-name="P3"/>
          </table:table-cell>
          <table:table-cell table:style-name="Table1.A1" office:value-type="string">
            <text:p text:style-name="P11"><text:bookmark text:name="result_box12"/><text:span text:style-name="T17">Реєстрація входу-виходу учня до/зі школи</text:span></text:p>
            <text:p text:style-name="P3"/>
          </table:table-cell>
          <table:table-cell table:style-name="Table1.C1" office:value-type="string">
            <text:list xml:id="list203259630158088" text:continue-numbering="true" text:style-name="WWNum5">
              <text:list-item>
                <text:p text:style-name="P49"><text:bookmark text:name="result_box13"/><text:span text:style-name="T17">Об'єктивність і доказовість при покаранні прогульників;</text:span></text:p>
              </text:list-item>
              <text:list-item>
                <text:p text:style-name="P49"><text:bookmark text:name="result_box14"/><text:span text:style-name="T17">Аналіз зв'язку відвідувань і успішності, оцінювання учнів.</text:span></text:p>
              </text:list-item>
            </text:list>
            <text:p text:style-name="P54"/>
          </table:table-cell>
        </table:table-row>
        <table:table-row table:style-name="Table1.1">
          <table:table-cell table:style-name="Table1.A1" table:number-rows-spanned="2" office:value-type="string">
            <text:p text:style-name="P11"><text:span text:style-name="T17">Здоров'я</text:span></text:p>
            <text:p text:style-name="P3"/>
          </table:table-cell>
          <table:table-cell table:style-name="Table1.A1" office:value-type="string">
            <text:p text:style-name="P11"><text:bookmark text:name="result_box16"/><text:span text:style-name="T17">Реєстрація входу-виходу учня до/зі школи</text:span></text:p>
          </table:table-cell>
          <table:table-cell table:style-name="Table1.C1" office:value-type="string">
            <text:list xml:id="list203260232789429" text:continue-numbering="true" text:style-name="WWNum5">
              <text:list-item>
                <text:p text:style-name="P5"><text:span text:style-name="T17">Аналіз статистики присутності в період епідемії для прийняття рішень по карантину. </text:span></text:p>
              </text:list-item>
            </text:list>
            <text:p text:style-name="P6"/>
            <text:p text:style-name="P6"/>
          </table:table-cell>
        </table:table-row>
        <table:table-row table:style-name="Table1.1">
          <table:covered-table-cell/>
          <table:table-cell table:style-name="Table1.A1" office:value-type="string">
            <text:p text:style-name="P11"><text:bookmark text:name="result_box17"/><text:span text:style-name="T17">Датчики з термометрами і пульсомірами в браслетах учнів</text:span></text:p>
            <text:p text:style-name="P9"/>
          </table:table-cell>
          <table:table-cell table:style-name="Table1.C1" office:value-type="string">
            <text:list xml:id="list203260508274014" text:continue-numbering="true" text:style-name="WWNum5">
              <text:list-item>
                <text:p text:style-name="P49"><text:bookmark text:name="result_box18"/><text:span text:style-name="T17">Виявлення хворих, своєчасна допомога і ізоляція;</text:span></text:p>
              </text:list-item>
              <text:list-item>
                <text:p text:style-name="P49"><text:bookmark text:name="result_box19"/><text:span text:style-name="T17">запобігання епідемії.</text:span></text:p>
              </text:list-item>
            </text:list>
          </table:table-cell>
        </table:table-row>
        <table:table-row table:style-name="Table1.1">
          <table:table-cell table:style-name="Table1.A1" table:number-rows-spanned="3" office:value-type="string">
            <text:p text:style-name="P11"><text:span text:style-name="T17">Якість навчання</text:span></text:p>
            <text:p text:style-name="P3"/>
          </table:table-cell>
          <table:table-cell table:style-name="Table1.A1" office:value-type="string">
            <text:p text:style-name="P11"><text:bookmark text:name="result_box21"/><text:span text:style-name="T17">NFC датчики в дверях класів</text:span></text:p>
            <text:p text:style-name="P3"/>
          </table:table-cell>
          <table:table-cell table:style-name="Table1.C1" office:value-type="string">
            <text:list xml:id="list203259848152404" text:continue-numbering="true" text:style-name="WWNum5">
              <text:list-item>
                <text:p text:style-name="P55"><text:bookmark text:name="result_box24"/><text:span text:style-name="T17">Статистика відвідування занять;</text:span></text:p>
              </text:list-item>
              <text:list-item>
                <text:p text:style-name="P55"><text:bookmark text:name="result_box25"/><text:span text:style-name="T17">Рейтинг викладачів (більше відноситься до ВНЗів і занять, що вільно відвідуються).</text:span></text:p>
              </text:list-item>
            </text:list>
            <text:p text:style-name="P56"/>
            <text:p text:style-name="P56"/>
          </table:table-cell>
        </table:table-row>
        <table:table-row table:style-name="Table1.1">
          <table:covered-table-cell/>
          <table:table-cell table:style-name="Table1.A1" office:value-type="string">
            <text:p text:style-name="P11"><text:bookmark text:name="result_box22"/><text:span text:style-name="T17">Датчики з біологічними параметрами в браслетах учнів</text:span></text:p>
          </table:table-cell>
          <table:table-cell table:style-name="Table1.C1" office:value-type="string">
            <text:list xml:id="list203259794211193" text:continue-numbering="true" text:style-name="WWNum5">
              <text:list-item>
                <text:p text:style-name="P55"><text:bookmark text:name="result_box26"/><text:span text:style-name="T17">Реєстрація психологічного стану - нудно, розсіяна увага на уроках;</text:span></text:p>
              </text:list-item>
              <text:list-item>
                <text:p text:style-name="P55"><text:bookmark text:name="result_box27"/><text:span text:style-name="T17">Миттєве інформування вчителя про стан сприйнятливості класу</text:span></text:p>
              </text:list-item>
            </text:list>
            <text:p text:style-name="P56"/>
            <text:p text:style-name="P56"/>
          </table:table-cell>
        </table:table-row>
        <table:table-row table:style-name="Table1.1">
          <table:covered-table-cell/>
          <table:table-cell table:style-name="Table1.A1" office:value-type="string">
            <text:p text:style-name="P11"><text:bookmark text:name="result_box23"/><text:span text:style-name="T17">NFC мітки використовуються для голосування</text:span></text:p>
          </table:table-cell>
          <table:table-cell table:style-name="Table1.C1" office:value-type="string">
            <text:list xml:id="list203259688958179" text:continue-numbering="true" text:style-name="WWNum5">
              <text:list-item>
                <text:p text:style-name="P55"><text:bookmark text:name="result_box28"/><text:span text:style-name="T17">Учні можуть під час уроку мовчки торкатися мітками до кнопок «не зрозуміло», щоб сигналізувати вчителю</text:span></text:p>
              </text:list-item>
            </text:list>
            <text:p text:style-name="P57"/>
          </table:table-cell>
        </table:table-row>
        <table:table-row table:style-name="Table1.1">
          <table:table-cell table:style-name="Table1.A1" office:value-type="string">
            <text:p text:style-name="P11"><text:bookmark text:name="result_box29"/><text:span text:style-name="T17">Платні сервіси</text:span></text:p>
            <text:p text:style-name="P3"/>
          </table:table-cell>
          <table:table-cell table:style-name="Table1.A1" office:value-type="string">
            <text:p text:style-name="P11"><text:bookmark text:name="result_box30"/><text:span text:style-name="T17">NFC мітки для оплати</text:span></text:p>
          </table:table-cell>
          <table:table-cell table:style-name="Table1.C1" office:value-type="string">
            <text:list xml:id="list203260604236789" text:continue-numbering="true" text:style-name="WWNum5">
              <text:list-item>
                <text:p text:style-name="P55"><text:bookmark text:name="result_box31"/><text:span text:style-name="T17">Оплата в їдальні за допомогою браслета;</text:span></text:p>
              </text:list-item>
              <text:list-item>
                <text:p text:style-name="P55"><text:bookmark text:name="result_box32"/><text:span text:style-name="T17">Оплата платних занять, гуртків</text:span></text:p>
              </text:list-item>
            </text:list>
            <text:p text:style-name="P56"/>
            <text:p text:style-name="P56"/>
          </table:table-cell>
        </table:table-row>
        <table:table-row table:style-name="Table1.1">
          <table:table-cell table:style-name="Table1.A1" office:value-type="string">
            <text:p text:style-name="P11"><text:bookmark text:name="result_box33"/><text:span text:style-name="T17">Безкоштовні сервіси</text:span></text:p>
            <text:p text:style-name="P3"/>
          </table:table-cell>
          <table:table-cell table:style-name="Table1.A1" office:value-type="string">
            <text:p text:style-name="P11"><text:bookmark text:name="result_box34"/><text:span text:style-name="T17">NFC мітки для реєстрації</text:span></text:p>
            <text:p text:style-name="P3"/>
          </table:table-cell>
          <table:table-cell table:style-name="Table1.C1" office:value-type="string">
            <text:list xml:id="list203259599562954" text:continue-numbering="true" text:style-name="WWNum5">
              <text:list-item>
                <text:p text:style-name="P55"><text:bookmark text:name="result_box35"/><text:span text:style-name="T17">Реєстрація при отриманні книг в бібліотеці;</text:span></text:p>
              </text:list-item>
              <text:list-item>
                <text:p text:style-name="P55"><text:bookmark text:name="result_box36"/><text:span text:style-name="T17">Реєстрація при отриманні спортивного інвентарю</text:span></text:p>
              </text:list-item>
            </text:list>
            <text:p text:style-name="P57"/>
          </table:table-cell>
        </table:table-row>
      </table:table>
      <text:p text:style-name="P35"/>
      <text:p text:style-name="P35"/>
      <text:p text:style-name="P29"><text:soft-page-break/><text:span text:style-name="T17">1.6. </text:span><text:bookmark text:name="result_box38"/><text:span text:style-name="T28">ЗАВДАННЯ ДЛЯ ПРАКТИЧНОГО ДОСЛІДЖЕННЯ</text:span></text:p>
      <text:p text:style-name="P34"/>
      <text:p text:style-name="P30"><text:span text:style-name="T17"><text:tab/></text:span><text:bookmark text:name="result_box39"/><text:span text:style-name="T17">Таким чином в теоретичній частині був зроблений аналіз предмету дослідження - «хмарних технологій» і «інтернету речей», вивчена сфера застосування - адміністрування навчального процесу в школах, описані особливості і різновиди технологій, що використовуються, обрані конкретні інструменти досягнення поставленої мети - створення власної комп'ютерної системи управління відвідуваністю з використанням комп'ютерних систем і мереж.</text:span></text:p>
      <text:p text:style-name="P30"><text:bookmark text:name="result_box40"/><text:span text:style-name="T17"><text:tab/></text:span><text:span text:style-name="T28">Виходячи з цього були визначені наступні завдання для вирішення їх в практичній частині даного дослідження:</text:span></text:p>
      <text:list xml:id="list5542502375601247516" text:style-name="WWNum6">
        <text:list-item>
          <text:p text:style-name="P58"><text:bookmark text:name="result_box41"/><text:span text:style-name="T17">аналіз вимог до програмного забезпечення, опис його функцій;</text:span></text:p>
        </text:list-item>
        <text:list-item>
          <text:p text:style-name="P58"><text:bookmark text:name="result_box42"/><text:span text:style-name="T17">розробка функціональної моделі програмного забезпечення;</text:span></text:p>
        </text:list-item>
        <text:list-item>
          <text:p text:style-name="P58"><text:bookmark text:name="result_box43"/><text:span text:style-name="T17">вибір архітектури програмного забезпечення та інструментів розробки;</text:span></text:p>
        </text:list-item>
        <text:list-item>
          <text:p text:style-name="P58"><text:bookmark text:name="result_box44"/><text:span text:style-name="T17">розробка алгоритмів програм, їх аналіз;</text:span></text:p>
        </text:list-item>
        <text:list-item>
          <text:p text:style-name="P58"><text:span text:style-name="T17">установка, настройка і використання системи розробки програмного забезпечення - Android Studio; <text:s text:c="82"/></text:span></text:p>
        </text:list-item>
        <text:list-item>
          <text:p text:style-name="P58"><text:span text:style-name="T17">написання програмного коду (мови Java і JavaScript); <text:s text:c="79"/></text:span></text:p>
        </text:list-item>
        <text:list-item>
          <text:p text:style-name="P58"><text:span text:style-name="T17">дизайн інтерфейсної частини (екранів користувача, інтернет сторінок); </text:span></text:p>
        </text:list-item>
        <text:list-item>
          <text:p text:style-name="P58"><text:span text:style-name="T17">остаточна верстка програм; <text:s text:c="74"/></text:span></text:p>
        </text:list-item>
        <text:list-item>
          <text:p text:style-name="P58"><text:span text:style-name="T17">реєстрація, настройка і використання сервісів OpenShift; <text:s text:c="38"/></text:span></text:p>
        </text:list-item>
        <text:list-item>
          <text:p text:style-name="P58"><text:span text:style-name="T17">розгортання серверного програмного забезпечення на «хмарі» OpenShift;</text:span></text:p>
        </text:list-item>
      </text:list>
      <text:list xml:id="list1370896513176864371" text:style-name="WWNum11">
        <text:list-item>
          <text:p text:style-name="P59"><text:span text:style-name="T17">розгортання клієнтського програмного забезпечення на смартфонах Android, його запуск і тестування; <text:s text:c="97"/></text:span></text:p>
        </text:list-item>
        <text:list-item>
          <text:p text:style-name="P59"><text:span text:style-name="T17">об'єднання всіх складових частин (смартфонів та сервера в єдину систему); </text:span></text:p>
        </text:list-item>
      </text:list>
      <text:p text:style-name="P60"><text:span text:style-name="T17">тестування, усунення помилок; <text:s text:c="62"/></text:span></text:p>
      <text:list xml:id="list203260400822822" text:continue-numbering="true" text:style-name="WWNum11">
        <text:list-item>
          <text:p text:style-name="P59"><text:span text:style-name="T17">навчання користувачів; </text:span></text:p>
        </text:list-item>
        <text:list-item>
          <text:p text:style-name="P59"><text:span text:style-name="T17">практичне використання, накопичення і аналіз досвіду.</text:span></text:p>
        </text:list-item>
      </text:list>
      <text:p text:style-name="P34"/>
      <text:p text:style-name="P34"/>
      <text:p text:style-name="P29"><text:soft-page-break/><text:span text:style-name="T17">2. </text:span><text:bookmark text:name="result_box50"/><text:span text:style-name="T17">ПРАКТИЧНА ЧАСТИНА</text:span></text:p>
      <text:p text:style-name="P34"/>
      <text:p text:style-name="P29"><text:span text:style-name="T17">2.1.</text:span><text:bookmark text:name="result_box51"/><text:span text:style-name="T17">ОПИС ФУНКЦІЙ І СКЛАДОВИХ ЧАСТИН ПРОГРАМНОГО КОМПЛЕКСУ</text:span></text:p>
      <text:p text:style-name="P34"/>
      <text:p text:style-name="P30"><text:span text:style-name="T17"><text:tab/></text:span><text:bookmark text:name="result_box53"/><text:span text:style-name="T17">Призначенням програмного комплексу є збереження інформації <text:s/>про проходження учнем пропускного пункту (поста охорони на вході в навчальному закладі) в базі даних на «хмарному» сервері. В подальшому дана інформація використовується для безлічі цілей: від простого моніторингу чисельності учнів у школі або окремому класі в конкретний момент часу або отримання простих звітів про тих, хто запізнився, до найскладніших функцій статистичної обробки інформації, що зберігається, передачі її адміністрації школи і батькам.</text:span></text:p>
      <text:p text:style-name="P30"><text:span text:style-name="T17"><text:tab/></text:span><text:bookmark text:name="result_box54"/><text:span text:style-name="T17">Для реалізації цієї мети програмний комплекс повинен складатися з наступних складових частин ( малюнок 2):</text:span></text:p>
      <text:list xml:id="list2053352424030690578" text:style-name="WWNum7">
        <text:list-item>
          <text:p text:style-name="P61"><text:bookmark text:name="result_box55"/><text:span text:style-name="T17">пристрою («речі»), що виконує читання інформації, що ідентифікує учня - на початковому етапі - це читання телефоном Android закріпленим на пункті пропуску в школу штрих (бар-) кодів. Штрих коди видавались учням у вигляді ламінованих карток (можливо у вигляді стікерів для наклейки на посвідчення учня, мобільні телефони і тп);</text:span></text:p>
        </text:list-item>
        <text:list-item>
          <text:p text:style-name="P61"><text:bookmark text:name="result_box56"/><text:span text:style-name="T17">пристрою («речі») для відображення поточної інформації про присутніх в будівлі школи учнів (кількість і фамільний склад) - телефоном Android класного керівника;</text:span></text:p>
        </text:list-item>
        <text:list-item>
          <text:p text:style-name="P61"><text:bookmark text:name="result_box57"/><text:span text:style-name="T17">пристрою («речі») для передачі батькам інформації, що учень запізнився або не прийшов для зв'язку - так само телефоном Android, який одержує повідомлення в соціальній мережі або у вигляді СМС;</text:span></text:p>
        </text:list-item>
        <text:list-item>
          <text:p text:style-name="P61"><text:bookmark text:name="result_box58"/><text:span text:style-name="T17">«хмарного» сервера, що виконує функції збереження в базі даних, взаємодії з усіма пристроями, виконання складних завдань, таких як статистична обробка інформації, видача звітів за запитами або регулярних (щоденних) звітів.</text:span></text:p>
        </text:list-item>
      </text:list>
      <text:p text:style-name="P30"><text:span text:style-name="T17"><text:tab/></text:span><text:bookmark text:name="result_box59"/><text:span text:style-name="T17">Цикл функцій системи представлений на малюнку 3. </text:span></text:p>
      <text:p text:style-name="P35"/>
      <text:p text:style-name="P41"/>
      <text:p text:style-name="P42"/>
      <text:p text:style-name="P40"><text:span text:style-name="T17"><text:tab/>Реєстрація учня починається з проходження пункту контролю, де учні самостійно або за допомогою співробітників охорони сканують штрих код. Залежно від того, чи з'явився учень вчасно або із запізненням він потрапляє на сервері в різні списки. В подальшому список тих, хто запізнився будуть представлений у вигляді звіту адміністрації. Учні, які не з'явилися в школу, виявляються в особливому списку. Батькам таких учнів система може відправити повідомлення в соціальну мережу або у вигляді СМС (вайбер-смс), а батьки отримують можливість зареєструватися на сервері і надати пояснення у вигляді повідомлення класному керівнику. Така система дозволяє попереджати втрату батьками і адміністрацією контролю над учнем в навчальний час.</text:span><text:bookmark text:name="result_box60"/><text:span text:style-name="T17"> В кінці навчального дня учні реєструються на виході, щоб система зберегла в базі даних той період часу, протягом якого учень знаходився в школі.</text:span></text:p>
      <text:p text:style-name="P30"><text:span text:style-name="T17"><text:tab/></text:span><text:bookmark text:name="result_box61"/><text:span text:style-name="T17">Звичайно ідеальним було б використання не візуального сканування міток учнів, а читання їх NFC міток, проте таке технічне рішення було відкладено на перспективу. Вивчення NFC інтерфейсу в пристрої Android виходило за рамки цього етапу дослідження. Робота, в цілому, була розділена на кілька послідовних етапів (малюнок 4), виходячи зі складності і об’ємноті роботи, і відповідно, етапи 2 і 3 є планом для продовження даної роботи.</text:span></text:p>
      <text:p text:style-name="P35"/>
      <text:p text:style-name="P31"><text:span text:style-name="T17">2.2. </text:span><text:bookmark text:name="result_box62"/><text:span text:style-name="T17">ВІДІБРАНІ ПРОЕКТНІ РІШЕННЯ. ОПИС КЛІЄНТСЬКОЇ І СЕРВЕРНОЇ ЧАСТИНИ</text:span></text:p>
      <text:p text:style-name="P35"/>
      <text:p text:style-name="P30"><text:span text:style-name="T17"><text:tab/></text:span><text:bookmark text:name="result_box63"/><text:span text:style-name="T17">В основу програмного комплексу було покладено архітектура клієнт-серверного додатка. Структура і функції клієнтської і серверної частин представлені на малюнках 5 і 6.</text:span></text:p>
      <text:p text:style-name="P30"><text:span text:style-name="T17"><text:tab/></text:span><text:bookmark text:name="result_box64"/><text:span text:style-name="T17">Клієнтська частина являє собою мобільний додаток для пристрою Android. Розробка даної програми виконана з використанням мови програмування Java і платформи Android Studio. Лістинг програми представлений в додатку А.</text:span></text:p>
      <text:p text:style-name="P35"/>
      <text:p text:style-name="P41"/>
      <text:p text:style-name="P41"/>
      <text:p text:style-name="P41"/>
      <text:p text:style-name="P40"><text:span text:style-name="T17"><text:tab/></text:span><text:bookmark text:name="result_box65"/><text:span text:style-name="T17">В ході розробки даної програми був використаний принцип програмування «обробки подій», що є характерним для розробки під мобільні пристрої [11]. Подією для пристрою Android є отримання інформації, сканованою зі штрих коду учня, і у відповідь на дану подію додаток починає виконувати цикл дій описаних нижче.</text:span></text:p>
      <text:p text:style-name="P30"><text:span text:style-name="T17"><text:tab/></text:span><text:bookmark text:name="result_box66"/><text:span text:style-name="T17">Потрібно відзначити, що штрих код учня укладає в собі закодоване графічне представлення цілого числа в діапазоні від 1 до 400. Це число - номер учня в списку. Даний список відповідностей - прізвище, ім'я та номер - зберігається на сервері у вигляді файлу і використовується сервером для розшифровки. Тобто сервер після отримання від клієнта - Android пристрою - інформації у вигляді числа декодує цю інформацію і зберігає в базі даних вже символьні значення прізвища і імені учня.</text:span></text:p>
      <text:p text:style-name="P30"><text:span text:style-name="T17"><text:tab/>Android пристрій отримує “подію” - проходження учня пункту контролю, яка викликає запис в відповідні змінні програми кода учня. Після цього пристрій Android формує пакет інформації для відправки на сервер. Це відбувається наступним чином. До коду учня додається дата і час його реєстрації, отриманого викликом системної функції. Потім код додається в чергу для відправки.</text:span></text:p>
      <text:p text:style-name="P30"><text:span text:style-name="T17"><text:tab/></text:span><text:bookmark text:name="result_box68"/><text:span text:style-name="T17">Таким чином, наступним архітектурним принципом, що впроваджений у клієнтській частині програми, є принцип “черги” (буфера), в який записуються повідомлення перед відправкою на сервер. Такий підхід був використаний для забезпечення надійності роботи [12]. Черга є пов'язаний список змінних. Список забезпечує додавання, видалення і читання змінних з початку і кінця (принцип FIFO). Так як пристрій Android пов'язано з Інтернетом <text:s/>бездротовим комунікаційним каналом Wi-Fi то можливі тимчасові втрати зв'язку або зниження якості зв'язку. Щоб інформація про реєстрацію учня в такі моменти не загубилася, вона залишається в черзі, звідки буде видалена лише якщо від сервера у відповідь прийде інформація про успішно прийняту порцію даних.</text:span></text:p>
      <text:p text:style-name="P30"><text:span text:style-name="T17"><text:tab/></text:span><text:bookmark text:name="result_box69"/><text:span text:style-name="T17">Серверна частина реалізована у вигляді програмного забезпечення, написаного на мові програмування JavaScript, а середовищем в якій дана програма запускається є Nodejs. Без Nodejs, що інтерпретує текст програми з мови JavaScript в команди операційної системи, серверна частина не працювала б взагалі.</text:span></text:p>
      <text:p text:style-name="P30"><text:soft-page-break/><text:span text:style-name="T17"><text:tab/></text:span><text:bookmark text:name="result_box70"/><text:span text:style-name="T17">Архітектурним рішенням серверної частини є використання REST-сервера для обробки запитів, що надходять від клієнта [13]. Зручну бібліотеку для реалізації сервера REST-сервера. містить в собі Nodejs, така бібліотека називається Express.js.</text:span></text:p>
      <text:p text:style-name="P30"><text:span text:style-name="T17"><text:s/><text:tab/></text:span><text:bookmark text:name="result_box71"/><text:span text:style-name="T17">REST-сервер є як би перекладачем, який з одного боку, отримує через інтернет від клієнта інформацію у вигляді протоколу HTTP. З іншого боку, перетворює ці запити в програмний код і мову зрозумілу для бази даних, що зберігає основну інформацію. Основними видами запитів, які підтримуються даним REST-сервером, є команди GET і POST.</text:span></text:p>
      <text:p text:style-name="P30"><text:span text:style-name="T17"><text:tab/></text:span><text:bookmark text:name="result_box72"/><text:span text:style-name="T17">Запит POST є HTTP запитом, що містить вказівку сервера зберегти певну інформацію в базі даних. Такою інформацією є передана клієнтом - Android пристроєм - закодована інформація про проходження учнем пункту контролю. Запит POST в нашій системі має тільки один вид.</text:span></text:p>
      <text:p text:style-name="P30"><text:span text:style-name="T17"><text:tab/></text:span><text:bookmark text:name="result_box73"/><text:span text:style-name="T17">GET запитів навпаки безліч. GET - це команда клієнтом серверу надати певним чином оброблену (обрану, відсортовану) інформацію з бази даних. Так як уявлень інформації може бути безліч, то і запитів можливо аналогічну кількість: окремий GET запит на отримання кількості учнів в школі, окремий GET для отримання списку присутніх учнів, а також GET запити для видачі всіляких звітів.</text:span></text:p>
      <text:p text:style-name="P30"><text:span text:style-name="T17"><text:tab/></text:span><text:bookmark text:name="result_box74"/><text:span text:style-name="T17">На даному етапі дослідження мобільні пристрої класного керівника і батьків ще не підключені до сервера. Тому єдиною можливістю отримання інформації є звичайний браузер персонального комп'ютера. Але це - тимчасова ситуація і програма буде в наступному доопрацьована.</text:span></text:p>
      <text:p text:style-name="P30"><text:span text:style-name="T17"><text:tab/></text:span><text:bookmark text:name="result_box75"/><text:span text:style-name="T17">Крім перерахованого, існує і окремий модуль серверного програмного забезпечення, завданням якого є підготовка і відправка на електронну пошту класного керівника і завуча щоденних звітів про тих, хто запізнився і присутніх в школі учнів. Така програма написана як скрипт також на мови програмування JavaScript. Програма використовує вбудовану бібліотеку для відправки електронної пошти Email.js. А адреси отримувачів бере з конфігураційного файлу. Запуск цієї програми відбувається за розкладом. Розклад створено в самій операційній системі Linux, на якій розгорнута програма частина сервера. Це - відомий модуль Cron, що </text:span><text:soft-page-break/><text:span text:style-name="T17">дозволяє налаштувати запуск за розкладом будь-якої програми або системної функції (подібно будильнику). У нашому випадку система налаштована на генерацію і надсилання звітів в 13-00.</text:span></text:p>
      <text:p text:style-name="P29"><text:span text:style-name="T17"><text:tab/></text:span><text:bookmark text:name="result_box76"/><text:span text:style-name="T17">Лістинг серверної частини програмного забезпечення представлений <text:s/>в додатку Б.</text:span></text:p>
      <text:p text:style-name="P34"/>
      <text:p text:style-name="P29"><text:span text:style-name="T17">2.3.</text:span><text:bookmark text:name="result_box77"/><text:span text:style-name="T17">РОЗГОРТАННЯ І ТЕСТУВАННЯ ПРОГРАМНОГО КОМПЛЕКСУ</text:span></text:p>
      <text:p text:style-name="P34"/>
      <text:p text:style-name="P30"><text:span text:style-name="T17"><text:tab/></text:span><text:bookmark text:name="result_box81"/><text:span text:style-name="T17">Клієнтська частина системи була названа - мобільний додаток «Form Master Helper» ( «Допомога класному керівнику») версія 1.0. Для розгортання клієнтської частини програмного забезпечення був використаний телефон Samsung з програмним забезпеченням Android версії 2.3.3. Навіть така стара версія операційної системи телефону (найсучаснішою є версія 7) виявилася сумісною з розробленою програмою і забезпечила її стійку роботу. Для спрощення реєстрація мобільного додатка «Form Master Helper» в GooglePlay не використовувалася. Проте, в перспективі, після повного тестування і доведення системи до повноцінного функціоналу це стане виправданим і необхідним.</text:span></text:p>
      <text:p text:style-name="P30"><text:span text:style-name="T17"><text:tab/>Зважаючи на відмову від використання GooglePlay, розгортання додатків відбувалося наступним чином. Спочатку програмний код був скомпільований і упакований (Android Studio робить це автоматично запуском команди «build») в пакетний файл з розширенням apk. Даний файл, будучи записаний будь-яким засобом в постійну пам'ять пристрою Android сприймається останнім, як інсталяційний пакет. У нашому випадку файл був переданий на Android з настільного комп'ютера за допомогою електронної пошти, як вкладення в лист. Телефон Android, відкривши вміст листа і розпізнавши вкладення, як інсталяційний пакет, автоматично встановив його. Після цього програма була готова до роботи, як будь-який інший додаток Android.</text:span></text:p>
      <text:p text:style-name="P30"><text:span text:style-name="T17"><text:tab/>Розгортання програмного забезпечення сервера на «хмарному» сервісі PAAS від OpenShift відбувалося складніше. Спочатку на сайті OpenShift був створений </text:span><text:soft-page-break/><text:span text:style-name="T17">обліковий запис користувача і обраний безкоштовний пакет (обмеження пакета за швидкістю та обсягом віртуального диска виявилися достатні для невеликих масштабів застосування системи в даний час).</text:span></text:p>
      <text:p text:style-name="P30"><text:span text:style-name="T17"><text:tab/>Потім необхідно було проінструктувати сервіс від OpenShift які «картриджі» (тобто пакети стандартного серверного програмного забезпечення). OpenShift повинен спочатку бути налаштований, щоб потім на основі цього встановленого програмного забезпечення можна було б розгорнути файли з програмами, створеними в даній роботі та запустити ці програми.</text:span></text:p>
      <text:p text:style-name="P30"><text:span text:style-name="T17"><text:tab/>Виходячи з вимог проекту було обрано такі «картриджі» (налаштування «картриджів» зображені на малюнку </text:span><text:span text:style-name="T19">7</text:span><text:span text:style-name="T17">):</text:span></text:p>
      <text:list xml:id="list4657283160508044996" text:style-name="WWNum8">
        <text:list-item>
          <text:p text:style-name="P62"><text:span text:style-name="T17">Node.js - фреймворк для розгортання серверної програми;</text:span></text:p>
        </text:list-item>
        <text:list-item>
          <text:p text:style-name="P62"><text:span text:style-name="T17">Crone - утиліта для запуску програми відправки звітів на пошту за розкладом;</text:span></text:p>
        </text:list-item>
        <text:list-item>
          <text:p text:style-name="P63"><text:span text:style-name="T17">Redis, як база даних, в якій зберігається інформація.</text:span></text:p>
        </text:list-item>
      </text:list>
      <text:p text:style-name="P64"><text:span text:style-name="T17"><text:s/>Після завершення цієї настройки, OpenShift надав зареєстрованому користувачу спеціальну утиліту (її ім'я - rhc) для того, щоб з її допомогою (запустивши її на настільному комп'ютері в командному рядку з відповідними параметрами) можна було б передати (вивантаживши - «upload») сервісу OpenShift файли з кодами програми. Спочатку перші версії, а в наступному нові редакції після поліпшення функцій та після усунення помилок. OpenShift, прийнявши завантажені файли, самостійно розгортав ці коди програм, запускав їх, а також забезпечив супровід, наприклад, записував у журнал інформацію про виникаючі помилки (в log файли).</text:span></text:p>
      <text:p text:style-name="P64"><text:span text:style-name="T17">Тестування системи відбувалося у вигляді циклу дій, зображених на малюнку </text:span><text:span text:style-name="T19">8</text:span><text:span text:style-name="T17">. У ході тестування новоствореного і розгорнутого програмного забезпечення виникали збої та інші ситуації, що призводять до помилок. Зокрема, було виявлено та усунуто такі помилки:</text:span></text:p>
      <text:list xml:id="list203259805952615" text:continue-numbering="true" text:style-name="WWNum8">
        <text:list-item>
          <text:p text:style-name="P50"><text:span text:style-name="T17">виявилося необхідним заздалегідь включити в телефоні Samsung опцію - «режим розробника», без якої програма не запускалася. Ця опція дозволяє розгортати на Android аматорські програми, які не зареєстровані на GooglePlay;</text:span></text:p>
        </text:list-item>
      </text:list>
      <text:p text:style-name="P51"><text:soft-page-break/><text:span text:style-name="T17"/></text:p>
      <text:p text:style-name="P53"><text:span text:style-name="T17"/></text:p>
      <text:list xml:id="list203260418672713" text:continue-numbering="true" text:style-name="WWNum8">
        <text:list-item>
          <text:p text:style-name="P52"><text:span text:style-name="T17">так як OpenShift працює в часовому поясі сходу США, то звіти за програмою спочатку приходили з запізненням о 7 годині, а реєстрація учнів, які прийшли вчасно і тих, хто запізнився, взагалі відбувалася неадекватно. Ситуація була виправлена за допомогою введення в програму налаштувань, які корегують часовий пояс;</text:span></text:p>
        </text:list-item>
        <text:list-item>
          <text:p text:style-name="P50"><text:span text:style-name="T17">безліч збоїв в роботі програми викликали помилки по причині невисокої якості сигналу в мережі Wi-Fi. Такі помилки потребували збільшення розмірів «черги» (описане в п.2.2) до розмірів, що враховує форс-мажор, коли список всіх учнів залишався б не переданим на сервер. Такий запас забезпечує 100% надійність програми.<text:tab/></text:span></text:p>
        </text:list-item>
      </text:list>
      <text:p text:style-name="P30"><text:span text:style-name="T17"><text:tab/>Були виявлені також інші помилки, недоробки і недоліки дизайну програм, які перераховані на малюнку </text:span><text:span text:style-name="T19">7</text:span><text:span text:style-name="T17">. Всі помилки були виправлені і програми доопрацьовані до стану готового до використання на практиці. </text:span></text:p>
      <text:p text:style-name="P30"><text:span text:style-name="T17"><text:tab/></text:span></text:p>
      <text:p text:style-name="P30"><text:span text:style-name="T17">2.4. </text:span><text:bookmark text:name="result_box78"/><text:span text:style-name="T17">ВПРОВАДЖЕННЯ І ДОСВІД ПРАКТИЧНОГО ЗАСТОСУВАННЯ</text:span></text:p>
      <text:p text:style-name="P30"><text:bookmark text:name="result_box83"/><text:span text:style-name="T17"><text:tab/></text:span></text:p>
      <text:p text:style-name="P30"><text:span text:style-name="T17"><text:tab/>Після тестування і усунення помилок, були підготовлені остаточні версії програм і був проведений фізичний монтаж реєстраційного приладу - телефону - на стійці охорони на вході в школу. При фізичному монтажі в розрахунок бралися економічність системи і надійність її використання. Ввечері, після закінчення навчального дня, пройшли перші успішні випробування, які показали працездатність і надійність змонтованої системи. </text:span></text:p>
      <text:p text:style-name="P30"><text:span text:style-name="T17"><text:tab/>Протягом наступного дня учням 9-Б класу КПНЛ №145 були роздані картки реєстрації з ламінованого картону, на яких були роздруковані штрих коди. Учням було зроблено інструктаж і продемонстровано використання програми. Учням в цей день була надана можливість самостійно випробувати систему в будь-який час, так як до кінця дня генерація звітів була вимкнена. З наступного дня учні приходячи в школу здійснювали реєстрацію в системі в штатному режимі. І звіти почали надходити одержувачам.</text:span></text:p>
      <text:p text:style-name="P30"><text:soft-page-break/><text:span text:style-name="T17"><text:tab/>Досвід застосування системи показав наступне:</text:span></text:p>
      <text:list xml:id="list1398532601013193167" text:style-name="WWNum9">
        <text:list-item>
          <text:p text:style-name="P65"><text:span text:style-name="T17">хоча сканування реєстраційних карток зі штрих-кодами здійснюється вбудованою фотокамерою телефону Android, не зовсім призначеної для такої мети, воно відбувається досить швидко і безпомилково. Швидкість сканування в середньому становить 1 секунду. Середня швидкість проходження учнем пункту реєстрації - 3 секунди;</text:span></text:p>
        </text:list-item>
        <text:list-item>
          <text:p text:style-name="P65"><text:span text:style-name="T17">сказане вище не скасовує необхідності переходу до NFC на наступних етапах і ось чому: близько 30% учнів на жаль забувають зареєструватися в системі в поспіху, в останні хвилини до дзвінка або ігнорують реєстрацію в випадкку запізнення (сподіваючись уникнути попадання в список тих, хто запізнився). Тобто системою найактивніше користуються дисципліновані учні;</text:span></text:p>
        </text:list-item>
        <text:list-item>
          <text:p text:style-name="P65"><text:span text:style-name="T17">впровадження використання модуля NFC може дозволити автоматично зареєструвати учня з NFC міткою в кишені чи сумці, що проходить повз. Для цього може знадобитися модернізована системи - установка підсилювачів сигналу на телефони Android. Але навіть без модернізації системи використання NFC дозволить прискорити реєстрацію в 2-3 рази, так, що це допоможе подолати психологічний бар'єр (небажання витрачати навіть секунди на реєстрацію при запізненні в школу);</text:span></text:p>
        </text:list-item>
        <text:list-item>
          <text:p text:style-name="P66"><text:span text:style-name="T17">можливо буде також вмонтувати NFC мітки в значки школяра (ліцеїста) або браслети, що дозволить скоротити випадки навмисної і непоміченою чи уявної забудькуватості учнів;</text:span></text:p>
        </text:list-item>
        <text:list-item>
          <text:p text:style-name="P66"><text:span text:style-name="T17">якщо такі значки або браслети стануть також обов'язковими для користування сервісами школи - їдальнею, бібліотекою, орендою спортивного інвентарю або обов'язковими для пропуску в кабінети з особливим режимом роботи: комп'ютерний клас або кабінет хімії (де зберігаються матеріальні цінності або небезпечні предмети), то носіння NFC міток перестане бути «хобі», а стане обов'язком.</text:span></text:p>
        </text:list-item>
      </text:list>
      <text:p text:style-name="P34"/>
      <text:p text:style-name="P34"/>
      <text:p text:style-name="P32"><text:bookmark text:name="result_box79"/><text:soft-page-break/><text:span text:style-name="T17">ВИСНОВКИ</text:span></text:p>
      <text:p text:style-name="P34"/>
      <text:p text:style-name="P30"><text:bookmark text:name="result_box84"/><text:span text:style-name="T17"><text:tab/></text:span><text:bookmark-start text:name="__DdeLink__2266_471154653"/><text:span text:style-name="T17">Зрозуміло, що система, розроблена в даному дослідженні, первісна версія, яка отримала назву «Помічник класного керівника» ( «Form Master Helper») є лише першим кроком у логічно послідовному процесі все більшого проникнення комп'ютерних та мережевих технологій, в тому числі «хмарних» обчислень і «інтернету речей» в освітній процес і його адміністрування.</text:span></text:p>
      <text:p text:style-name="P30"><text:span text:style-name="T17"><text:tab/>В цілому, незважаючи на ранні стадії практичного використання, система була позитивно оцінена викладачами, перш за все керівником класу, бо ця система значно полегшує їх повсякденну роботу і дисциплінує учнів. У більшості учнів система також викликала інтерес і позитивні відгуки. І це при тому, що безліч функцій запланованих для системи на майбутнє знаходяться на початковому етапі, у нерозробленому стані. Дані функції планується ввести в роботу пізніше, після отримання достатнього досвіду від застосування системи протягом хоча б одного-двох навчальних семестрів.</text:span></text:p>
      <text:p text:style-name="P35"><text:bookmark-end text:name="__DdeLink__2266_471154653"/></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9"><text:span text:style-name="T17">СПИСОК ТЕРМЕНІВ<text:line-break/><text:line-break/></text:span><text:span text:style-name="T20">Android</text:span><text:span text:style-name="T17"> </text:span><text:span text:style-name="T11">—</text:span><text:span text:style-name="T17"> </text:span><text:span text:style-name="T11">операційна система і платформа для мобільних телефонів та планшетних комп'ютерів, створена компанією Google на базі ядра Linux.</text:span></text:p>
      <text:p text:style-name="P29"><text:span text:style-name="T2">Linux</text:span><text:span text:style-name="T3"> — загальна назва сімейства відкритих операційних систем. </text:span></text:p>
      <text:p text:style-name="P29"><text:span text:style-name="T2">Google Play </text:span><text:span text:style-name="T3">— магазин додатків, що дозволяє власникам пристроїв з <text:s/>Android завантажувати і купувати різні додатки.</text:span><text:span text:style-name="T17"><text:line-break/></text:span><text:span text:style-name="T12">IoT</text:span><text:span text:style-name="T11"> <text:s/>(Інтернет речей</text:span><text:span text:style-name="T13">)</text:span><text:span text:style-name="T10"> — </text:span><text:span text:style-name="T3">це мережа, що складається із взаємозв'язаних фізичних об'єктів (речей) або пристроїв, які мають вбудовані датчики, а також програмне забезпечення, що дозволяє здійснювати передачу і обмін даними.</text:span></text:p>
      <text:p text:style-name="P29"><text:span text:style-name="T2">PAAS, <text:s/>IAAS, SAAS </text:span><text:span text:style-name="T3">— моделі хмарних обчіслювань (с.11-12).</text:span><text:span text:style-name="T17"><text:line-break/></text:span><text:span text:style-name="T2">Хмарні обчислення </text:span><text:span text:style-name="T3">(Cloud Computing) — це модель забезпечення повсюдного та зручного доступу на вимогу через мережу до спільного пулу обчислювальних ресурсів, що підлягають налаштуванню.</text:span></text:p>
      <text:p text:style-name="P29"><text:span text:style-name="T2">NFC</text:span><text:span text:style-name="T3"> (Near Field Communication) — «зв'язок на невеликих відстанях» — технологія бездротового високочастотного зв'язку малого радіусу дії «в один дотик».</text:span><text:span text:style-name="T17"><text:line-break/></text:span><text:span text:style-name="T2">Nodejs </text:span><text:span text:style-name="T3">— платформа з відкритим кодом для виконання високопродуктивних мережевих стосунків, написаних мовою JavaScript.</text:span><text:span text:style-name="T17"><text:line-break/></text:span><text:span text:style-name="T20">OpenShift</text:span><text:span text:style-name="T17"> — сервісна платформа для розробників програмного забезпечення.<text:line-break/></text:span><text:span text:style-name="T2">HTTP </text:span><text:span text:style-name="T3">— протокол передачі даних, що використовується в комп'ютерних мережах.</text:span><text:span text:style-name="T17"><text:line-break/></text:span><text:span text:style-name="T2">REST</text:span><text:span text:style-name="T3"> (Representational State Transfer, «передача репрезентативного стану») — підхід до архітектури мережевих протоколів, які забезпечують доступ до інформаційних ресурсів.</text:span></text:p>
      <text:p text:style-name="P29"><text:span text:style-name="T2">URL</text:span><text:span text:style-name="T3"> (Уніфіко́ваний лока́тор ресу́рсів) — <text:s/>адреса певного ресурсу в Інтернеті.</text:span></text:p>
      <text:p text:style-name="P29"><text:span text:style-name="T20">VPN </text:span><text:span text:style-name="T4">(Віртуальна приватна мережа) — це логічна мережа, створена поверх інших мереж, на базі загальнодоступних або віртуальних каналів інших мереж (Інтернет).</text:span></text:p>
      <text:p text:style-name="P34"/>
      <text:p text:style-name="P36"/>
      <text:p text:style-name="P39"><text:span text:style-name="T17">СПИСОК ІНТЕРНЕТ ДЖЕРЕЛ</text:span></text:p>
      <text:p text:style-name="P34"/>
      <text:p text:style-name="P29"><text:span text:style-name="T22">1. http://www.siemens.com/innovation/en/home/pictures-of-the-future/digitalization-and-software/internet-of-things-facts-and-forecasts.html</text:span></text:p>
      <text:p text:style-name="P29"><text:span text:style-name="T22">2. http://bda-expert.com/2016/10/robototehnika-stanovitsya-prioritetom/</text:span></text:p>
      <text:p text:style-name="P29"><text:span text:style-name="T22">3. http://www.epravda.com.ua/rus/publications/2015/08/13/554178/</text:span></text:p>
      <text:p text:style-name="P29"><text:span text:style-name="T22">4. http://hi-tech.ua/internet-veshhey-v-ukrainskih-shkolah/</text:span></text:p>
      <text:p text:style-name="P29"><text:span text:style-name="T22">5. https://www.edsurge.com/news/2015-03-28-connecting-the-classroom-with-the-internet-of-things</text:span></text:p>
      <text:p text:style-name="P29"><text:span text:style-name="T22">6. https://kontur.ru/articles/225</text:span></text:p>
      <text:p text:style-name="P29"><text:span text:style-name="T22">7. http://www.capital.ua/ru/specproject/34299-mirovoe-oblako-vplot-do-kontsa-2013-g-derzhalos-na-trekh-kitakh-amazon-amazon-web-services-aws-microsoft-azure-google-cloud-platform-uzhe-v-blizhayshee-vremya-na-rynke-mogut-izmenitsya-lidery</text:span></text:p>
      <text:p text:style-name="P29"><text:span text:style-name="T22">8. https://developers.openshift.com</text:span></text:p>
      <text:p text:style-name="P29"><text:span text:style-name="T22">9. </text:span><text:a xlink:type="simple" xlink:href="http://news.finance.ua/ru/news/-/390894/google-predstavil-obnovlennyj-android-dlya-interneta-veshhej" text:style-name="Internet_20_link" text:visited-style-name="Visited_20_Internet_20_Link"><text:span text:style-name="Internet_20_link"><text:span text:style-name="T22">http://news.finance.ua/ru/news/-/390894/google-predstavil-obnovlennyj-android-dlya-interneta-veshhej</text:span></text:span></text:a><text:span text:style-name="T22"> </text:span></text:p>
      <text:p text:style-name="P29"><text:span text:style-name="T22">10. https://servernews.ru/927477</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68"/>
      <text:p text:style-name="P39"><text:span text:style-name="T17">ДОДАТКИ</text:span></text:p>
      <text:p text:style-name="P29"><text:span text:style-name="T22">А. </text:span><text:span text:style-name="T17">Лістинг клієнтскої частини програмного забезпечення</text:span></text:p>
      <text:p text:style-name="P38"><text:span text:style-name="T17">(URL - <text:s/>https://github.com/Wolperting/FormMasterHelper_AndroidPpart)</text:span></text:p>
      <text:p text:style-name="P33"/>
      <text:p text:style-name="P72">package com.wolper.formmasterhelper;</text:p>
      <text:p text:style-name="P72"/>
      <text:p text:style-name="P72">import android.app.Activity;</text:p>
      <text:p text:style-name="P72">import android.content.Intent;</text:p>
      <text:p text:style-name="P72">import android.content.SharedPreferences;</text:p>
      <text:p text:style-name="P72">import android.graphics.Color;</text:p>
      <text:p text:style-name="P72">import android.os.AsyncTask;</text:p>
      <text:p text:style-name="P72">import android.support.v7.app.AppCompatActivity;</text:p>
      <text:p text:style-name="P72">import android.os.Bundle;</text:p>
      <text:p text:style-name="P72">import android.view.Menu;</text:p>
      <text:p text:style-name="P72">import android.view.MenuItem;</text:p>
      <text:p text:style-name="P72">import android.view.View;</text:p>
      <text:p text:style-name="P72">import android.view.animation.Animation;</text:p>
      <text:p text:style-name="P72">import android.view.animation.AnimationUtils;</text:p>
      <text:p text:style-name="P72">import android.widget.TextView;</text:p>
      <text:p text:style-name="P72">import android.widget.Toast;</text:p>
      <text:p text:style-name="P72">import com.google.zxing.integration.android.IntentIntegrator;</text:p>
      <text:p text:style-name="P72">import com.google.zxing.integration.android.IntentResult;</text:p>
      <text:p text:style-name="P72">import java.util.Date;</text:p>
      <text:p text:style-name="P72">import org.apache.commons.validator.routines.UrlValidator;</text:p>
      <text:p text:style-name="P72"/>
      <text:p text:style-name="P72"/>
      <text:p text:style-name="P72"/>
      <text:p text:style-name="P72">public class FirstScr extends AppCompatActivity {</text:p>
      <text:p text:style-name="P72"/>
      <text:p text:style-name="P72"><text:s text:c="4"/>private volatile boolean commingin=true;</text:p>
      <text:p text:style-name="P72"><text:s text:c="4"/>private TextView textView_invite;</text:p>
      <text:p text:style-name="P72"><text:s text:c="4"/>private final int SERVER_SETUP_REQUEST=25;</text:p>
      <text:p text:style-name="P72"><text:s text:c="4"/>private final int SERVER_SECURE_REQUEST=26;</text:p>
      <text:p text:style-name="P72"><text:s text:c="4"/>MainStorageSingleton mainStorageSingleton;</text:p>
      <text:p text:style-name="P72"><text:s text:c="4"/>HttpRequestTask httpTask;</text:p>
      <text:p text:style-name="P72"><text:s text:c="4"/>SharedPreferences sPref;</text:p>
      <text:p text:style-name="P72"/>
      <text:p text:style-name="P72"/>
      <text:p text:style-name="P72"><text:s text:c="4"/>@Override</text:p>
      <text:p text:style-name="P72"><text:s text:c="4"/>public boolean onCreateOptionsMenu(Menu menu) {</text:p>
      <text:p text:style-name="P72"><text:s text:c="8"/>getMenuInflater().inflate(R.menu.first_menu, menu);</text:p>
      <text:p text:style-name="P72"><text:s text:c="8"/>return true;</text:p>
      <text:p text:style-name="P72"><text:s text:c="4"/>}</text:p>
      <text:p text:style-name="P72"/>
      <text:p text:style-name="P72"/>
      <text:p text:style-name="P72"><text:s text:c="4"/>@Override</text:p>
      <text:p text:style-name="P72"><text:s text:c="4"/>public boolean onOptionsItemSelected(MenuItem item) {</text:p>
      <text:p text:style-name="P72"><text:s text:c="8"/>switch (item.getItemId()) {</text:p>
      <text:p text:style-name="P72"><text:s text:c="12"/>//this menu item starts a new activity for server setting up</text:p>
      <text:p text:style-name="P72"><text:s text:c="12"/>case R.id.server_settings:</text:p>
      <text:p text:style-name="P72"><text:s text:c="16"/>Intent myIntent1 = new Intent(FirstScr.this, SecondScr.class);</text:p>
      <text:p text:style-name="P72"><text:s text:c="16"/>startActivityForResult(myIntent1, SERVER_SETUP_REQUEST);</text:p>
      <text:p text:style-name="P72"><text:s text:c="16"/>return true;</text:p>
      <text:p text:style-name="P72"><text:s text:c="12"/>case R.id.server_security:</text:p>
      <text:p text:style-name="P72"><text:s text:c="16"/>Intent myIntent2 = new Intent(FirstScr.this, ThirdScr.class);</text:p>
      <text:p text:style-name="P72"><text:s text:c="16"/>startActivityForResult(myIntent2, SERVER_SECURE_REQUEST);</text:p>
      <text:p text:style-name="P72"><text:s text:c="16"/>return true;</text:p>
      <text:p text:style-name="P72"><text:s text:c="8"/>}</text:p>
      <text:p text:style-name="P72"><text:soft-page-break/><text:s text:c="8"/>return super.onOptionsItemSelected(item);</text:p>
      <text:p text:style-name="P72"><text:s text:c="4"/>}</text:p>
      <text:p text:style-name="P72"/>
      <text:p text:style-name="P72"><text:s text:c="4"/>@Override</text:p>
      <text:p text:style-name="P72"><text:s text:c="4"/>protected void onCreate(Bundle savedInstanceState) {</text:p>
      <text:p text:style-name="P72"><text:s text:c="8"/>super.onCreate(savedInstanceState);</text:p>
      <text:p text:style-name="P72"><text:s text:c="8"/>setContentView(R.layout.activity_first_scr);</text:p>
      <text:p text:style-name="P72"/>
      <text:p text:style-name="P72"><text:s text:c="8"/>//CreateStorage</text:p>
      <text:p text:style-name="P72"><text:s text:c="8"/>mainStorageSingleton=MainStorageSingleton.getInstance();</text:p>
      <text:p text:style-name="P72"/>
      <text:p text:style-name="P72"/>
      <text:p text:style-name="P72"><text:s text:c="8"/>//Restore view content after phone changing or waking up</text:p>
      <text:p text:style-name="P72"><text:s text:c="8"/>textView_invite = (TextView) findViewById(R.id.text_scanned);</text:p>
      <text:p text:style-name="P72"><text:s text:c="8"/>if (savedInstanceState!=null) {</text:p>
      <text:p text:style-name="P72"><text:s text:c="12"/>commingin=savedInstanceState.getBoolean("inout", true);</text:p>
      <text:p text:style-name="P72"><text:s text:c="8"/>}</text:p>
      <text:p text:style-name="P72"/>
      <text:p text:style-name="P72"><text:s text:c="8"/>//Set animation</text:p>
      <text:p text:style-name="P72"><text:s text:c="8"/>showQueueLength();</text:p>
      <text:p text:style-name="P72"><text:s text:c="8"/>Animation anim = AnimationUtils.loadAnimation(this, R.anim.anim_alpha);</text:p>
      <text:p text:style-name="P72"><text:s text:c="8"/>textView_invite.setAnimation(anim);</text:p>
      <text:p text:style-name="P72"/>
      <text:p text:style-name="P72"/>
      <text:p text:style-name="P72"><text:s text:c="8"/>//Create or restore AsyncAnction infinite cycle</text:p>
      <text:p text:style-name="P72"><text:s text:c="8"/>httpTask = (HttpRequestTask) getLastCustomNonConfigurationInstance();</text:p>
      <text:p text:style-name="P72"><text:s text:c="8"/>if (httpTask==null) {</text:p>
      <text:p text:style-name="P72"><text:s text:c="12"/>httpTask = new HttpRequestTask();</text:p>
      <text:p text:style-name="P72"><text:s text:c="12"/>httpTask.execute();</text:p>
      <text:p text:style-name="P72"><text:s text:c="12"/>restoreSettings();</text:p>
      <text:p text:style-name="P72"><text:s text:c="8"/>}</text:p>
      <text:p text:style-name="P72"><text:s text:c="8"/>httpTask.link(this);</text:p>
      <text:p text:style-name="P72"><text:s text:c="4"/>}</text:p>
      <text:p text:style-name="P72"/>
      <text:p text:style-name="P72"/>
      <text:p text:style-name="P72"/>
      <text:p text:style-name="P72"><text:s text:c="4"/>//Setting button reaction</text:p>
      <text:p text:style-name="P72"><text:s text:c="4"/>public void onClicButtons(View target) {</text:p>
      <text:p text:style-name="P72"><text:s text:c="8"/>switch (target.getId()) {</text:p>
      <text:p text:style-name="P72"><text:s text:c="12"/>case R.id.button_scan_out:</text:p>
      <text:p text:style-name="P72"><text:s text:c="16"/>setComming(false);</text:p>
      <text:p text:style-name="P72"><text:s text:c="16"/>break;</text:p>
      <text:p text:style-name="P72"><text:s text:c="12"/>case R.id.button_scan_in:</text:p>
      <text:p text:style-name="P72"><text:s text:c="16"/>setComming(true);</text:p>
      <text:p text:style-name="P72"><text:s text:c="16"/>break;</text:p>
      <text:p text:style-name="P72"><text:s text:c="8"/>}</text:p>
      <text:p text:style-name="P72"><text:s text:c="8"/>doScan();</text:p>
      <text:p text:style-name="P72"><text:s text:c="4"/>}</text:p>
      <text:p text:style-name="P72"/>
      <text:p text:style-name="P72"/>
      <text:p text:style-name="P72"><text:s text:c="4"/>//Save link to external AsyncTask</text:p>
      <text:p text:style-name="P72"><text:s text:c="4"/>@Override</text:p>
      <text:p text:style-name="P72"><text:s text:c="4"/>public Object onRetainCustomNonConfigurationInstance() {</text:p>
      <text:p text:style-name="P72"><text:s text:c="8"/>if (httpTask!=null) httpTask.unlink();</text:p>
      <text:p text:style-name="P72"><text:s text:c="8"/>return httpTask;</text:p>
      <text:p text:style-name="P72"><text:s text:c="4"/>}</text:p>
      <text:p text:style-name="P72"/>
      <text:p text:style-name="P72"/>
      <text:p text:style-name="P72"><text:s text:c="4"/>//Save configuration</text:p>
      <text:p text:style-name="P72"><text:s text:c="4"/>@Override</text:p>
      <text:p text:style-name="P72"><text:s text:c="4"/>public void onPause() {</text:p>
      <text:p text:style-name="P72"><text:s text:c="8"/>super.onPause();</text:p>
      <text:p text:style-name="P72"><text:soft-page-break/><text:s text:c="8"/>saveSettings();</text:p>
      <text:p text:style-name="P72"><text:s text:c="4"/>}</text:p>
      <text:p text:style-name="P72"/>
      <text:p text:style-name="P72"/>
      <text:p text:style-name="P72"><text:s text:c="4"/>//Save view content when phone stops or changes position</text:p>
      <text:p text:style-name="P72"><text:s text:c="4"/>@Override</text:p>
      <text:p text:style-name="P72"><text:s text:c="4"/>protected void onSaveInstanceState(Bundle bundle) {</text:p>
      <text:p text:style-name="P72"><text:s text:c="8"/>bundle.putBoolean("inout", commingin);</text:p>
      <text:p text:style-name="P72"><text:s text:c="4"/>}</text:p>
      <text:p text:style-name="P72"/>
      <text:p text:style-name="P72"/>
      <text:p text:style-name="P72"><text:s text:c="4"/>//Stop the infinite cycle on finishing the app</text:p>
      <text:p text:style-name="P72"><text:s text:c="4"/>@Override</text:p>
      <text:p text:style-name="P72"><text:s text:c="4"/>protected void onDestroy(){</text:p>
      <text:p text:style-name="P72"><text:s text:c="8"/>if (isFinishing())</text:p>
      <text:p text:style-name="P72"><text:s text:c="12"/>if (httpTask!=null) httpTask.cancel(false);</text:p>
      <text:p text:style-name="P72"><text:s text:c="8"/>super.onDestroy();</text:p>
      <text:p text:style-name="P72"><text:s text:c="4"/>}</text:p>
      <text:p text:style-name="P72"/>
      <text:p text:style-name="P72"/>
      <text:p text:style-name="P72"/>
      <text:p text:style-name="P72"><text:s text:c="4"/>//Getting result from called activities</text:p>
      <text:p text:style-name="P72"><text:s text:c="4"/>@Override</text:p>
      <text:p text:style-name="P72"><text:s text:c="4"/>protected void onActivityResult(int requestCode, int resultCode, Intent intent) {</text:p>
      <text:p text:style-name="P72"/>
      <text:p text:style-name="P72"><text:s text:c="8"/>if (resultCode != Activity.RESULT_OK)</text:p>
      <text:p text:style-name="P72"><text:s text:c="12"/>return;</text:p>
      <text:p text:style-name="P72"/>
      <text:p text:style-name="P72"><text:s text:c="8"/>//Getting Server Setup result</text:p>
      <text:p text:style-name="P72"><text:s text:c="8"/>if (requestCode==SERVER_SETUP_REQUEST) {</text:p>
      <text:p text:style-name="P72"><text:s text:c="12"/>String s_srv=intent.getStringExtra("server");</text:p>
      <text:p text:style-name="P72"><text:s text:c="12"/>UrlValidator urlValidator = new UrlValidator(new String [] {"http","https"});</text:p>
      <text:p text:style-name="P72"><text:s text:c="12"/>if (!urlValidator.isValid(s_srv))</text:p>
      <text:p text:style-name="P72"><text:s text:c="20"/>Toast.makeText(FirstScr.this, "Неверный формат адреса сервера", Toast.LENGTH_SHORT).show();</text:p>
      <text:p text:style-name="P72"><text:s text:c="16"/>else {</text:p>
      <text:p text:style-name="P72"><text:s text:c="20"/>mainStorageSingleton.server=s_srv;</text:p>
      <text:p text:style-name="P72"><text:s text:c="20"/>Toast.makeText(FirstScr.this, "Сервер - "+s_srv, Toast.LENGTH_SHORT).show();</text:p>
      <text:p text:style-name="P72"><text:s text:c="20"/>httpTask.cleanError();</text:p>
      <text:p text:style-name="P72"><text:s text:c="16"/>}</text:p>
      <text:p text:style-name="P72"><text:s text:c="8"/>}</text:p>
      <text:p text:style-name="P72"/>
      <text:p text:style-name="P72"><text:s text:c="8"/>//Getting Password Setup result</text:p>
      <text:p text:style-name="P72"><text:s text:c="8"/>if (requestCode==SERVER_SECURE_REQUEST) {</text:p>
      <text:p text:style-name="P72"><text:s text:c="12"/>String s_psw=intent.getStringExtra("password");</text:p>
      <text:p text:style-name="P72"><text:s text:c="12"/>mainStorageSingleton.password=s_psw;</text:p>
      <text:p text:style-name="P72"><text:s text:c="12"/>Toast.makeText(FirstScr.this, "Пароль - "+s_psw, Toast.LENGTH_LONG).show();</text:p>
      <text:p text:style-name="P72"><text:s text:c="8"/>}</text:p>
      <text:p text:style-name="P72"/>
      <text:p text:style-name="P72"/>
      <text:p text:style-name="P72"><text:s text:c="8"/>//getting Scan Result</text:p>
      <text:p text:style-name="P72"><text:s text:c="8"/>IntentResult scanningResult = IntentIntegrator.parseActivityResult(requestCode, resultCode, intent);</text:p>
      <text:p text:style-name="P72"><text:s text:c="8"/>if (scanningResult != null) {</text:p>
      <text:p text:style-name="P72"><text:s text:c="12"/>String scanContent = scanningResult.getContents();</text:p>
      <text:p text:style-name="P72"/>
      <text:p text:style-name="P72"><text:s text:c="12"/>//showing Scan Result on the screen and sending to server</text:p>
      <text:p text:style-name="P72"><text:s text:c="12"/>sendScanResult(commingin, scanContent);</text:p>
      <text:p text:style-name="P72"><text:s text:c="12"/>showQueueLength();</text:p>
      <text:p text:style-name="P72"><text:soft-page-break/><text:s text:c="8"/>}</text:p>
      <text:p text:style-name="P72"><text:s text:c="4"/>}</text:p>
      <text:p text:style-name="P72"/>
      <text:p text:style-name="P72"/>
      <text:p text:style-name="P72"><text:s text:c="4"/>//Changing in-out mode</text:p>
      <text:p text:style-name="P72"><text:s text:c="4"/>private void setComming(boolean b) {</text:p>
      <text:p text:style-name="P72"><text:s text:c="8"/>commingin=b;</text:p>
      <text:p text:style-name="P72"><text:s text:c="4"/>}</text:p>
      <text:p text:style-name="P72"/>
      <text:p text:style-name="P72"/>
      <text:p text:style-name="P72"><text:s text:c="4"/>//Show Queue Length</text:p>
      <text:p text:style-name="P72"><text:s text:c="4"/>private void showQueueLength() {</text:p>
      <text:p text:style-name="P72"><text:s text:c="8"/>textView_invite.setText(customAnimation(mainStorageSingleton.getQueue().size()));</text:p>
      <text:p text:style-name="P72"><text:s text:c="4"/>}</text:p>
      <text:p text:style-name="P72"/>
      <text:p text:style-name="P72"/>
      <text:p text:style-name="P72"><text:s text:c="4"/>//Scanninig barcode</text:p>
      <text:p text:style-name="P72"><text:s text:c="4"/>private void doScan(){</text:p>
      <text:p text:style-name="P72"><text:s text:c="8"/>IntentIntegrator scanIntegrator = new IntentIntegrator(FirstScr.this);</text:p>
      <text:p text:style-name="P72"><text:s text:c="8"/>scanIntegrator.initiateScan();</text:p>
      <text:p text:style-name="P72"><text:s text:c="4"/>}</text:p>
      <text:p text:style-name="P72"/>
      <text:p text:style-name="P72"/>
      <text:p text:style-name="P72"><text:s text:c="4"/>//Sending scan results to server</text:p>
      <text:p text:style-name="P72"><text:s text:c="4"/>private void sendScanResult(boolean commingin, String scanContent) {</text:p>
      <text:p text:style-name="P72"><text:s text:c="8"/>PlayLoad playLoad = new PlayLoad();</text:p>
      <text:p text:style-name="P72"><text:s text:c="8"/>playLoad.setCode(scanContent);</text:p>
      <text:p text:style-name="P72"><text:s text:c="8"/>playLoad.setInout(commingin?"in": "out");</text:p>
      <text:p text:style-name="P72"><text:s text:c="8"/>playLoad.setDate(new Date().getTime());</text:p>
      <text:p text:style-name="P72"><text:s text:c="8"/>mainStorageSingleton.getQueue().offer(playLoad);</text:p>
      <text:p text:style-name="P72"><text:s text:c="8"/>httpTask.cleanError();</text:p>
      <text:p text:style-name="P72"><text:s text:c="4"/>}</text:p>
      <text:p text:style-name="P72"/>
      <text:p text:style-name="P72"/>
      <text:p text:style-name="P72"/>
      <text:p text:style-name="P72"><text:s text:c="4"/>//Save and restore settings persistently</text:p>
      <text:p text:style-name="P72"><text:s text:c="4"/>private void saveSettings() {</text:p>
      <text:p text:style-name="P72"><text:s text:c="8"/>sPref = getPreferences(MODE_PRIVATE);</text:p>
      <text:p text:style-name="P72"><text:s text:c="8"/>SharedPreferences.Editor ed = sPref.edit();</text:p>
      <text:p text:style-name="P72"><text:s text:c="8"/>ed.putString("fm_settings1", mainStorageSingleton.server);</text:p>
      <text:p text:style-name="P72"><text:s text:c="8"/>ed.putString("fm_settings2", mainStorageSingleton.password);</text:p>
      <text:p text:style-name="P72"><text:s text:c="8"/>ed.commit();</text:p>
      <text:p text:style-name="P72"><text:s text:c="4"/>}</text:p>
      <text:p text:style-name="P72"/>
      <text:p text:style-name="P72"/>
      <text:p text:style-name="P72"><text:s text:c="4"/>//Restore after waking up</text:p>
      <text:p text:style-name="P72"><text:s text:c="4"/>private void restoreSettings() {</text:p>
      <text:p text:style-name="P72"><text:s text:c="8"/>sPref = getPreferences(MODE_PRIVATE);</text:p>
      <text:p text:style-name="P72"><text:s text:c="8"/>mainStorageSingleton.server = sPref.getString("fm_settings1", "");</text:p>
      <text:p text:style-name="P72"><text:s text:c="8"/>mainStorageSingleton.password = sPref.getString("fm_settings2", "");</text:p>
      <text:p text:style-name="P72"><text:s text:c="4"/>}</text:p>
      <text:p text:style-name="P72"/>
      <text:p text:style-name="P72"/>
      <text:p text:style-name="P72"><text:s text:c="4"/>//Animation for status string</text:p>
      <text:p text:style-name="P72"><text:s text:c="4"/>private String customAnimation(int x){</text:p>
      <text:p text:style-name="P72"><text:s text:c="8"/>String s="";</text:p>
      <text:p text:style-name="P72"><text:s text:c="8"/>if (x==0) {s="Очередь пуста"; textView_invite.setTextColor(Color.GREEN);}</text:p>
      <text:p text:style-name="P72"><text:s text:c="8"/>if (x&gt;0) {s="&gt;"+x+"чел"; textView_invite.setTextColor(Color.RED);}</text:p>
      <text:p text:style-name="P72"><text:s text:c="8"/>if (x&gt;2) s="&gt;&gt;&gt;"+x+"чел";</text:p>
      <text:p text:style-name="P72"><text:s text:c="8"/>if (x&gt;4) s="&gt;&gt;&gt;&gt;"+x+"чел";</text:p>
      <text:p text:style-name="P72"><text:s text:c="8"/>if (x&gt;6) s="&gt;&gt;&gt;&gt;&gt;"+x+"чел";</text:p>
      <text:p text:style-name="P72"><text:soft-page-break/><text:s text:c="8"/>return s;</text:p>
      <text:p text:style-name="P72"><text:s text:c="4"/>}</text:p>
      <text:p text:style-name="P72"/>
      <text:p text:style-name="P72"/>
      <text:p text:style-name="P72"><text:s text:c="4"/>//Nested class</text:p>
      <text:p text:style-name="P72"><text:s text:c="4"/>//Class for sending scan result (POST) to REST service asyncronously</text:p>
      <text:p text:style-name="P72"><text:s text:c="4"/>private class HttpRequestTask extends AsyncTask&lt;Void, String, Void&gt; {</text:p>
      <text:p text:style-name="P72"/>
      <text:p text:style-name="P72"><text:s text:c="8"/>private FirstScr activity;</text:p>
      <text:p text:style-name="P72"><text:s text:c="8"/>private volatile boolean hasError;</text:p>
      <text:p text:style-name="P72"/>
      <text:p text:style-name="P72"><text:s text:c="8"/>public void link(FirstScr activity){</text:p>
      <text:p text:style-name="P72"><text:s text:c="12"/>this.activity=activity;</text:p>
      <text:p text:style-name="P72"><text:s text:c="8"/>}</text:p>
      <text:p text:style-name="P72"/>
      <text:p text:style-name="P72"><text:s text:c="8"/>public void unlink(){</text:p>
      <text:p text:style-name="P72"><text:s text:c="12"/>this.activity=null;</text:p>
      <text:p text:style-name="P72"><text:s text:c="8"/>}</text:p>
      <text:p text:style-name="P72"/>
      <text:p text:style-name="P72"><text:s text:c="8"/>@Override</text:p>
      <text:p text:style-name="P72"><text:s text:c="8"/>protected Void doInBackground(Void... params) {</text:p>
      <text:p text:style-name="P72"><text:s text:c="12"/>while (true) {</text:p>
      <text:p text:style-name="P72"/>
      <text:p text:style-name="P72"><text:s text:c="20"/>//check if interrupted and finish if work is done</text:p>
      <text:p text:style-name="P72"><text:s text:c="20"/>if (isCancelled())</text:p>
      <text:p text:style-name="P72"><text:s text:c="24"/>if (mainStorageSingleton.getQueue().size()==0) return null;</text:p>
      <text:p text:style-name="P72"/>
      <text:p text:style-name="P72"><text:s text:c="20"/>PlayLoad playload=mainStorageSingleton.getQueue().poll();</text:p>
      <text:p text:style-name="P72"><text:s text:c="20"/>if (playload==null) continue;</text:p>
      <text:p text:style-name="P72"><text:s text:c="20"/>SendRest sendRest = SendRest.initWithServerName(mainStorageSingleton.server).</text:p>
      <text:p text:style-name="P72"><text:s text:c="28"/>setPassword(mainStorageSingleton.password).prepareForSend(playload);</text:p>
      <text:p text:style-name="P72"/>
      <text:p text:style-name="P72"><text:s text:c="20"/>//on any error we will return playload to the queue and signal for error (only once)</text:p>
      <text:p text:style-name="P72"><text:s text:c="20"/>if (!sendRest.senmMe()) {</text:p>
      <text:p text:style-name="P72"><text:s text:c="24"/>mainStorageSingleton.getQueue().offer(playload);</text:p>
      <text:p text:style-name="P72"><text:s text:c="24"/>publishProgress(sendRest.getError());</text:p>
      <text:p text:style-name="P72"><text:s text:c="20"/>}</text:p>
      <text:p text:style-name="P72"><text:s text:c="20"/>else hasError=false;</text:p>
      <text:p text:style-name="P72"><text:s text:c="12"/>}</text:p>
      <text:p text:style-name="P72"><text:s text:c="8"/>}</text:p>
      <text:p text:style-name="P72"/>
      <text:p text:style-name="P72"><text:s text:c="8"/>@Override</text:p>
      <text:p text:style-name="P72"><text:s text:c="8"/>protected void onProgressUpdate (String ...v) {</text:p>
      <text:p text:style-name="P72"><text:s text:c="12"/>if (!hasError) Toast.makeText(FirstScr.this, "Ошибка сервера-"+v[0], Toast.LENGTH_LONG).show();</text:p>
      <text:p text:style-name="P72"><text:s text:c="12"/>hasError=true;</text:p>
      <text:p text:style-name="P72"><text:s text:c="8"/>}</text:p>
      <text:p text:style-name="P72"/>
      <text:p text:style-name="P72"><text:s text:c="8"/>public void cleanError(){</text:p>
      <text:p text:style-name="P72"><text:s text:c="12"/>hasError=false;</text:p>
      <text:p text:style-name="P72"><text:s text:c="8"/>}</text:p>
      <text:p text:style-name="P72"/>
      <text:p text:style-name="P72"><text:s text:c="4"/>}</text:p>
      <text:p text:style-name="P72"/>
      <text:p text:style-name="P72">}</text:p>
      <text:p text:style-name="P70"/>
      <text:p text:style-name="P33"/>
      <text:p text:style-name="P33"><text:soft-page-break/></text:p>
      <text:p text:style-name="P29"><text:span text:style-name="T22">Б. <text:s/></text:span><text:span text:style-name="T17">Лістинг серверної частини програмного забезпечення</text:span></text:p>
      <text:p text:style-name="P33"/>
      <text:p text:style-name="P71">//modules</text:p>
      <text:p text:style-name="P71">var express = require('express');</text:p>
      <text:p text:style-name="P71">var app = express();</text:p>
      <text:p text:style-name="P71">var bodyParser = require("body-parser");</text:p>
      <text:p text:style-name="P71">var fs = require("fs");</text:p>
      <text:p text:style-name="P71">var basicAuth = require('basic-auth-connect');</text:p>
      <text:p text:style-name="P71">var fmh_dao = require('./fmh_dao.js');</text:p>
      <text:p text:style-name="P71"/>
      <text:p text:style-name="P71"/>
      <text:p text:style-name="P71">//constants</text:p>
      <text:p text:style-name="P71">var dirNAME='RECORDS/';</text:p>
      <text:p text:style-name="P71">var nameFIN='_in.txt';</text:p>
      <text:p text:style-name="P71">var nameFOUT='_out.txt';</text:p>
      <text:p text:style-name="P71">var nameFLATE='_late.txt';</text:p>
      <text:p text:style-name="P71">//settings for been late and reporting</text:p>
      <text:p text:style-name="P71">var lateHr=8;</text:p>
      <text:p text:style-name="P71">var lateMn=40;</text:p>
      <text:p text:style-name="P71">var reportHr=16;</text:p>
      <text:p text:style-name="P71">//security options</text:p>
      <text:p text:style-name="P71">var password='passw';</text:p>
      <text:p text:style-name="P71">var user='FMH';</text:p>
      <text:p text:style-name="P71"/>
      <text:p text:style-name="P71">//openShiftConst</text:p>
      <text:p text:style-name="P71">var server_port = process.env.OPENSHIFT_NODEJS_PORT || 8082</text:p>
      <text:p text:style-name="P71">var server_ip_address = process.env.OPENSHIFT_NODEJS_IP || '127.0.0.1'</text:p>
      <text:p text:style-name="P71">//time zone corrector</text:p>
      <text:p text:style-name="P71">var timeCorrHr=7;</text:p>
      <text:p text:style-name="P71">var timeCorr=(3600000*timeCorrHr);</text:p>
      <text:p text:style-name="P71"/>
      <text:p text:style-name="P71">//statistics</text:p>
      <text:p text:style-name="P71">//people counter</text:p>
      <text:p text:style-name="P71">var count=0;</text:p>
      <text:p text:style-name="P71">//array of checked in</text:p>
      <text:p text:style-name="P71">var checkedIn=[];</text:p>
      <text:p text:style-name="P71"/>
      <text:p text:style-name="P71">//settings for express</text:p>
      <text:p text:style-name="P71">app.use(bodyParser.json());</text:p>
      <text:p text:style-name="P71">app.use(bodyParser.urlencoded({ extended: true }));</text:p>
      <text:p text:style-name="P71">app.use(basicAuth(user, password));</text:p>
      <text:p text:style-name="P71">app.engine('html', require('ejs').renderFile);</text:p>
      <text:p text:style-name="P71">app.set('view engine', 'html');</text:p>
      <text:p text:style-name="P71">app.set('views', __dirname+"/views");</text:p>
      <text:p text:style-name="P71"/>
      <text:p text:style-name="P71"/>
      <text:p text:style-name="P71">//creating REST api</text:p>
      <text:p text:style-name="P71">app.post('/reg', function (req, res) {</text:p>
      <text:p text:style-name="P71"><text:tab/>var sdate=req.body.date;</text:p>
      <text:p text:style-name="P71"><text:s text:c="4"/>//validate input</text:p>
      <text:p text:style-name="P71"><text:tab/>if (isNaN(sdate)) res.send('wrong input');</text:p>
      <text:p text:style-name="P71"><text:s text:c="4"/>//correcr time difference</text:p>
      <text:p text:style-name="P71"><text:tab/>sdate+=timeCorr;</text:p>
      <text:p text:style-name="P71"><text:s text:c="4"/>// <text:tab/>console.log('reseived! '+req.body.code + ' '+req.body.inout+ ' '+(new Date(sdate)).toString());</text:p>
      <text:p text:style-name="P71"><text:s text:c="4"/>//process and writing result to the file</text:p>
      <text:p text:style-name="P71"><text:s text:c="8"/>writeFile(req.body.code, req.body.inout, (new Date(sdate)).getHours(), (new Date(sdate)).getMinutes());</text:p>
      <text:p text:style-name="P71"><text:soft-page-break/><text:s text:c="8"/>res.send('ok');</text:p>
      <text:p text:style-name="P71">});</text:p>
      <text:p text:style-name="P71"/>
      <text:p text:style-name="P71"/>
      <text:p text:style-name="P71">app.get('/count', function(req, res){</text:p>
      <text:p text:style-name="P71"><text:s text:c="8"/>res.send(''+count);</text:p>
      <text:p text:style-name="P71">});</text:p>
      <text:p text:style-name="P71"/>
      <text:p text:style-name="P71"/>
      <text:p text:style-name="P71">app.get('/status', function(req, res){</text:p>
      <text:p text:style-name="P71"><text:tab/>fmh_dao.getAllFromRedis(function(arr) {</text:p>
      <text:p text:style-name="P71"><text:s text:c="8"/><text:tab/>res.render('index.ejs', {title:"Students list for "+getNowDate(), students: arr});</text:p>
      <text:p text:style-name="P71"><text:tab/>});</text:p>
      <text:p text:style-name="P71">});</text:p>
      <text:p text:style-name="P71"/>
      <text:p text:style-name="P71"/>
      <text:p text:style-name="P71">//starting server</text:p>
      <text:p text:style-name="P71">var server = app.listen(server_port, server_ip_address, function () {</text:p>
      <text:p text:style-name="P71"><text:s/>console.log("Listening on localhost <text:s/>and port %s...", server.address().port);</text:p>
      <text:p text:style-name="P71">});</text:p>
      <text:p text:style-name="P71"/>
      <text:p text:style-name="P71"/>
      <text:p text:style-name="P71"/>
      <text:p text:style-name="P71"/>
      <text:p text:style-name="P71"/>
      <text:p text:style-name="P71">//writing to file</text:p>
      <text:p text:style-name="P71">function writeFile(code, inout, hr, min){</text:p>
      <text:p text:style-name="P71"><text:s text:c="4"/>//check for error or missing data</text:p>
      <text:p text:style-name="P71"><text:s text:c="4"/>if (!code || !inout) return;</text:p>
      <text:p text:style-name="P71"><text:s text:c="4"/>if (hr&gt;24 || min &gt;60) return;</text:p>
      <text:p text:style-name="P71"><text:s text:c="4"/>if (hr&lt;0 || min &lt;0) return;</text:p>
      <text:p text:style-name="P71"><text:s text:c="4"/>if ((strcmp(inout,'in')!=0)&amp;&amp;(strcmp(inout,'out')!=0)) return;</text:p>
      <text:p text:style-name="P71"/>
      <text:p text:style-name="P71"><text:s text:c="4"/>//creating text line of formated text</text:p>
      <text:p text:style-name="P71"><text:s text:c="4"/>function concatMe(code, inout, hr, min){</text:p>
      <text:p text:style-name="P71"><text:tab/>var smin=min&lt;10?'0':"";</text:p>
      <text:p text:style-name="P71"><text:tab/>smin+=min;</text:p>
      <text:p text:style-name="P71"><text:tab/>//find student name by code</text:p>
      <text:p text:style-name="P71"><text:tab/>var scode=fmh_dao.findByname(code);</text:p>
      <text:p text:style-name="P71"><text:tab/>return scode+" "+inout+" "+hr+":"+smin+"\n";</text:p>
      <text:p text:style-name="P71"><text:s text:c="4"/>}</text:p>
      <text:p text:style-name="P71"><text:s text:c="4"/></text:p>
      <text:p text:style-name="P71"><text:s text:c="4"/>//creating a title for a table in the file</text:p>
      <text:p text:style-name="P71"><text:s text:c="4"/>function writeTitle(inout, hr, min){</text:p>
      <text:p text:style-name="P71"><text:tab/>var sinout;</text:p>
      <text:p text:style-name="P71"><text:tab/>//initiate new day counter</text:p>
      <text:p text:style-name="P71"><text:tab/>initCount(inout);</text:p>
      <text:p text:style-name="P71"><text:tab/>if (strcmp(inout,'in')==0)</text:p>
      <text:p text:style-name="P71"><text:tab/> <text:s text:c="3"/>if (isLate(hr, min)) sinout='been LATE';</text:p>
      <text:p text:style-name="P71"><text:tab/><text:tab/>else sinout='ckecked IN';</text:p>
      <text:p text:style-name="P71"><text:tab/>else sinout='checked OUT';</text:p>
      <text:p text:style-name="P71"><text:tab/>return 'The list of '+sinout+ ' students of '+getNowDate()+</text:p>
      <text:p text:style-name="P71"><text:tab/> <text:s text:c="7"/>"\n\n -------------------------------------------------------\n";</text:p>
      <text:p text:style-name="P71"><text:s text:c="4"/>}</text:p>
      <text:p text:style-name="P71"><text:s text:c="4"/></text:p>
      <text:p text:style-name="P71"><text:s text:c="4"/></text:p>
      <text:p text:style-name="P71"><text:s text:c="4"/>//return if we already checked in</text:p>
      <text:p text:style-name="P71"><text:s text:c="4"/>if (ifCheckedIn(code, inout)) return;</text:p>
      <text:p text:style-name="P71"><text:s text:c="4"/></text:p>
      <text:p text:style-name="P71"><text:s text:c="4"/></text:p>
      <text:p text:style-name="P71"><text:s text:c="4"/>//creating the file name</text:p>
      <text:p text:style-name="P71"><text:soft-page-break/><text:s text:c="4"/>var nameF;</text:p>
      <text:p text:style-name="P71"><text:s text:c="4"/>if (strcmp(inout,'out')==0) nameF=dirNAME+getNowDate()+nameFOUT;</text:p>
      <text:p text:style-name="P71"><text:s text:c="8"/>else if (isLate(hr, min)) nameF=dirNAME+getNowDate()+nameFLATE; </text:p>
      <text:p text:style-name="P71"><text:tab/>else nameF=dirNAME+getNowDate()+nameFIN;</text:p>
      <text:p text:style-name="P71"><text:s text:c="4"/></text:p>
      <text:p text:style-name="P71"><text:s text:c="4"/></text:p>
      <text:p text:style-name="P71"><text:s text:c="4"/>//checking for existence of the file <text:s text:c="3"/></text:p>
      <text:p text:style-name="P71"><text:s text:c="4"/>fs.exists(nameF, function (exists) {</text:p>
      <text:p text:style-name="P71"><text:tab/>if (exists) {</text:p>
      <text:p text:style-name="P71"><text:tab/><text:tab/>fs.appendFile(nameF, concatMe(code, inout, hr, min), function (err, fd) {if (err) console.log(err);});</text:p>
      <text:p text:style-name="P71"><text:tab/>} else {</text:p>
      <text:p text:style-name="P71"><text:tab/> <text:s text:c="3"/>fs.writeFile(nameF, writeTitle(inout, hr, min)+concatMe(code, inout, hr, min), function (err, fd) {if (err) console.log(err);});</text:p>
      <text:p text:style-name="P71"><text:tab/>}</text:p>
      <text:p text:style-name="P71"><text:tab/>//do count students</text:p>
      <text:p text:style-name="P71"><text:tab/>countStudents(inout);</text:p>
      <text:p text:style-name="P71"><text:tab/>addtoChecked(code, inout);</text:p>
      <text:p text:style-name="P71"><text:tab/>console.log('written to file '+nameF);</text:p>
      <text:p text:style-name="P71"><text:s text:c="4"/>});</text:p>
      <text:p text:style-name="P71">}</text:p>
      <text:p text:style-name="P71"/>
      <text:p text:style-name="P71"/>
      <text:p text:style-name="P71">//taking the current date for forming the file name</text:p>
      <text:p text:style-name="P71">function getNowDate(){</text:p>
      <text:p text:style-name="P71"><text:s text:c="4"/>var date = new Date(new Date().getTime()+timeCorr);</text:p>
      <text:p text:style-name="P71"><text:s text:c="4"/>return date.getDate()+"_"+date.getMonth()+"_"+date.getFullYear();</text:p>
      <text:p text:style-name="P71">}</text:p>
      <text:p text:style-name="P71"/>
      <text:p text:style-name="P71"/>
      <text:p text:style-name="P71">//checking if one is late</text:p>
      <text:p text:style-name="P71">function isLate(hr, min){</text:p>
      <text:p text:style-name="P71"><text:s text:c="4"/>return ((hr&gt;lateHr) || ((hr==lateHr) &amp;&amp; (min&gt;lateMn)));</text:p>
      <text:p text:style-name="P71">}</text:p>
      <text:p text:style-name="P71"/>
      <text:p text:style-name="P71"/>
      <text:p text:style-name="P71">//helper for compering strings</text:p>
      <text:p text:style-name="P71">function strcmp(a, b) {</text:p>
      <text:p text:style-name="P71"><text:s text:c="4"/>if (a.toString() &lt; b.toString()) return -1;</text:p>
      <text:p text:style-name="P71"><text:s text:c="4"/>if (a.toString() &gt; b.toString()) return 1;</text:p>
      <text:p text:style-name="P71"><text:s text:c="4"/>return 0;</text:p>
      <text:p text:style-name="P71">}</text:p>
      <text:p text:style-name="P71"/>
      <text:p text:style-name="P71"/>
      <text:p text:style-name="P71">//for counting students</text:p>
      <text:p text:style-name="P71">function countStudents(inout){<text:tab/></text:p>
      <text:p text:style-name="P71"><text:s text:c="4"/>if (strcmp(inout,'in')==0) count++;</text:p>
      <text:p text:style-name="P71"><text:tab/>else count--;</text:p>
      <text:p text:style-name="P71"><text:s text:c="4"/>if (count&lt;0) count=0;</text:p>
      <text:p text:style-name="P71">}</text:p>
      <text:p text:style-name="P71"/>
      <text:p text:style-name="P71">//set counter to null</text:p>
      <text:p text:style-name="P71">function initCount(inout){</text:p>
      <text:p text:style-name="P71"><text:s text:c="4"/>if(strcmp(inout, 'in')!=0) return; </text:p>
      <text:p text:style-name="P71"><text:s text:c="4"/>count=0;</text:p>
      <text:p text:style-name="P71"><text:s text:c="4"/>checkedIn=[];</text:p>
      <text:p text:style-name="P71"><text:s text:c="4"/>//using redis</text:p>
      <text:p text:style-name="P71"><text:s text:c="4"/>fmh_dao.deleteAllFromRedis();</text:p>
      <text:p text:style-name="P71">}</text:p>
      <text:p text:style-name="P71"/>
      <text:p text:style-name="P71">//add/remove to/form checked in array</text:p>
      <text:p text:style-name="P71">function addtoChecked(code, inout){</text:p>
      <text:p text:style-name="P71"><text:soft-page-break/><text:s text:c="4"/>if (strcmp(inout, 'in')==0) {</text:p>
      <text:p text:style-name="P71"><text:tab/>checkedIn.push(code); </text:p>
      <text:p text:style-name="P71"><text:tab/>//using redis</text:p>
      <text:p text:style-name="P71"><text:tab/>fmh_dao.storeInRedis(code); </text:p>
      <text:p text:style-name="P71"><text:tab/>return;</text:p>
      <text:p text:style-name="P71"><text:s text:c="4"/>}</text:p>
      <text:p text:style-name="P71"><text:s text:c="4"/>var ind = checkedIn.indexOf(code);</text:p>
      <text:p text:style-name="P71"><text:s text:c="4"/>if (ind&lt;0) return;</text:p>
      <text:p text:style-name="P71"><text:s text:c="4"/>checkedIn.splice(ind, 1);</text:p>
      <text:p text:style-name="P71"><text:s text:c="4"/>//using redis</text:p>
      <text:p text:style-name="P71"><text:s text:c="4"/>fmh_dao.deleteFromRedis(code);</text:p>
      <text:p text:style-name="P71">}</text:p>
      <text:p text:style-name="P71"/>
      <text:p text:style-name="P71">//check if is already cheched in/out</text:p>
      <text:p text:style-name="P71">function ifCheckedIn(code, inout){</text:p>
      <text:p text:style-name="P71"><text:s text:c="4"/>if (strcmp(inout, 'in')===0) return (checkedIn.indexOf(code)&gt;=0);</text:p>
      <text:p text:style-name="P71"><text:s text:c="4"/>return (checkedIn.indexOf(code)&lt;0);</text:p>
      <text:p text:style-name="P71">}</text:p>
      <text:p text:style-name="P69"><text:span text:style-name="T26"/></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ru" fo:country="RU" style:letter-kerning="true" style:font-name-asian="Droid Sans Fallback" style:font-size-asian="10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ru" fo:country="RU" style:letter-kerning="true" style:font-name-asian="Droid Sans Fallback" style:font-size-asian="10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ru" fo:country="RU" style:font-name-asian="Droid Sans Fallback" style:font-family-asian="'Droid Sans Fallback'"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Заголовок"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Указатель" style:family="paragraph" style:parent-style-name="Standard" style:default-outline-level="">
      <style:paragraph-properties text:number-lines="false" text:line-number="0"/>
      <style:text-properties style:font-name-complex="DejaVu Sans" style:font-family-complex="'DejaVu Sans'" style:font-family-generic-complex="system" style:font-pitch-complex="variable"/>
    </style:style>
    <style:style style:name="Содержимое_20_таблицы" style:display-name="Содержимое таблицы" style:family="paragraph" style:parent-style-name="Standard" style:default-outline-level=""/>
    <style:style style:name="Заголовок_20_таблицы" style:display-name="Заголовок таблицы" style:family="paragraph" style:parent-style-name="Содержимое_20_таблицы" style:default-outline-level=""/>
    <style:style style:name="Footer" style:family="paragraph" style:parent-style-name="Standard" style:default-outline-level="" style:class="extra"/>
    <style:style style:name="Header" style:family="paragraph" style:parent-style-name="Standard" style:default-outline-level=""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Интернет-ссылка"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0" style:display-name="ListLabel 100"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6" style:num-suffix="" text:bullet-char="">
        <style:list-level-properties text:list-level-position-and-space-mode="label-alignment">
          <style:list-level-label-alignment text:label-followed-by="listtab" text:list-tab-stop-position="0.801cm" fo:text-indent="-0.635cm" fo:margin-left="1.27cm"/>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5"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587cm" fo:margin-left="0cm" fo:margin-right="0cm" fo:margin-top="0.489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5:01:33</meta:creation-date>
    <meta:initial-creator>polya  </meta:initial-creator>
    <dc:language>ru-RU</dc:language>
    <dc:date>2017-01-15T20:32:36.344962000</dc:date>
    <meta:editing-cycles>45</meta:editing-cycles>
    <meta:editing-duration>PT5H35M23S</meta:editing-duration>
    <meta:generator>LibreOffice/5.1.6.2$MacOSX_X86_64 LibreOffice_project/07ac168c60a517dba0f0d7bc7540f5afa45f0909</meta:generator>
    <meta:document-statistic meta:table-count="1" meta:image-count="0" meta:object-count="0" meta:page-count="43" meta:paragraph-count="636" meta:word-count="6444" meta:character-count="55768" meta:non-whitespace-character-count="47269"/>
  </office:meta>
</office:document-meta>
</file>